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6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7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8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9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0" style:family="paragraph" style:parent-style-name="Heading_20_1">
      <style:text-properties officeooo:rsid="00eda6be" officeooo:paragraph-rsid="00eda6be"/>
    </style:style>
    <style:style style:name="P11" style:family="paragraph" style:parent-style-name="Text_20_body" style:list-style-name="L1">
      <style:text-properties officeooo:rsid="00047918" officeooo:paragraph-rsid="00047918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40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41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42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43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44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8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9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10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12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13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14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5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6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39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0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41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42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43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44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45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46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47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92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193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194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195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196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197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198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199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00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01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02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03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04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05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08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09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10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11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12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13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14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15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16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17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21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22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23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24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25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26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29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34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35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36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37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38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39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42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47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48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49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50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51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52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53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54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55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56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59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60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64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265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266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267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268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269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270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271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272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273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274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275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276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277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291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292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293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294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295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296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297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298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299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300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301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302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303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304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305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306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307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308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309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310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311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312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313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314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315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316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317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318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319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320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321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322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323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324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325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326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327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328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329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330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331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332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333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334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335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336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337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338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339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340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341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342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343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344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345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346" style:family="paragraph" style:parent-style-name="Text_20_body" style:list-style-name="L5">
      <style:text-properties officeooo:rsid="0094ddec" officeooo:paragraph-rsid="0094ddec"/>
    </style:style>
    <style:style style:name="P347" style:family="paragraph" style:parent-style-name="Text_20_body" style:list-style-name="L5">
      <style:text-properties officeooo:rsid="00957039" officeooo:paragraph-rsid="00957039"/>
    </style:style>
    <style:style style:name="P348" style:family="paragraph" style:parent-style-name="Text_20_body" style:list-style-name="L5">
      <style:text-properties officeooo:rsid="00a43d8e" officeooo:paragraph-rsid="00a43d8e"/>
    </style:style>
    <style:style style:name="P349" style:family="paragraph" style:parent-style-name="Text_20_body" style:list-style-name="L5">
      <style:text-properties officeooo:rsid="00971031" officeooo:paragraph-rsid="00971031"/>
    </style:style>
    <style:style style:name="P350" style:family="paragraph" style:parent-style-name="Text_20_body" style:list-style-name="L5">
      <style:text-properties officeooo:rsid="0098b335" officeooo:paragraph-rsid="0098b335"/>
    </style:style>
    <style:style style:name="P351" style:family="paragraph" style:parent-style-name="Text_20_body" style:list-style-name="L5">
      <style:text-properties officeooo:rsid="009cdc31" officeooo:paragraph-rsid="009cdc31"/>
    </style:style>
    <style:style style:name="P352" style:family="paragraph" style:parent-style-name="Text_20_body" style:list-style-name="L5">
      <style:text-properties officeooo:rsid="009cdc31" officeooo:paragraph-rsid="009aaa8c"/>
    </style:style>
    <style:style style:name="P353" style:family="paragraph" style:parent-style-name="Text_20_body" style:list-style-name="L5">
      <style:text-properties officeooo:rsid="009cdc31" officeooo:paragraph-rsid="009f8a13"/>
    </style:style>
    <style:style style:name="P354" style:family="paragraph" style:parent-style-name="Text_20_body" style:list-style-name="L5">
      <style:text-properties officeooo:rsid="009f8a13" officeooo:paragraph-rsid="009f8a13"/>
    </style:style>
    <style:style style:name="P355" style:family="paragraph" style:parent-style-name="Text_20_body" style:list-style-name="L5">
      <style:text-properties officeooo:rsid="00a0f731" officeooo:paragraph-rsid="00a0f731"/>
    </style:style>
    <style:style style:name="P356" style:family="paragraph" style:parent-style-name="Text_20_body" style:list-style-name="L5">
      <style:text-properties officeooo:rsid="00a12329" officeooo:paragraph-rsid="00a12329"/>
    </style:style>
    <style:style style:name="P357" style:family="paragraph" style:parent-style-name="Text_20_body" style:list-style-name="L7">
      <style:text-properties officeooo:rsid="00c1a2b2" officeooo:paragraph-rsid="00c1a2b2"/>
    </style:style>
    <style:style style:name="P358" style:family="paragraph" style:parent-style-name="Text_20_body" style:list-style-name="L7">
      <style:text-properties officeooo:rsid="00c32537" officeooo:paragraph-rsid="00c32537"/>
    </style:style>
    <style:style style:name="P359" style:family="paragraph" style:parent-style-name="Text_20_body" style:list-style-name="L7">
      <style:text-properties officeooo:rsid="00c1f36d" officeooo:paragraph-rsid="00c1f36d"/>
    </style:style>
    <style:style style:name="P360" style:family="paragraph" style:parent-style-name="Text_20_body" style:list-style-name="L7">
      <style:text-properties officeooo:rsid="00c1f521" officeooo:paragraph-rsid="00c1f521"/>
    </style:style>
    <style:style style:name="P361" style:family="paragraph" style:parent-style-name="Text_20_body" style:list-style-name="L7">
      <style:text-properties officeooo:rsid="00c30504" officeooo:paragraph-rsid="00c30504"/>
    </style:style>
    <style:style style:name="P362" style:family="paragraph" style:parent-style-name="Text_20_body" style:list-style-name="L7">
      <style:text-properties officeooo:rsid="00c6b34e" officeooo:paragraph-rsid="00c6b34e"/>
    </style:style>
    <style:style style:name="P363" style:family="paragraph" style:parent-style-name="Text_20_body" style:list-style-name="L7">
      <style:text-properties officeooo:rsid="00c4ee7a" officeooo:paragraph-rsid="00c4ee7a"/>
    </style:style>
    <style:style style:name="P364" style:family="paragraph" style:parent-style-name="Text_20_body" style:list-style-name="L8">
      <style:text-properties officeooo:rsid="00cb4e0b" officeooo:paragraph-rsid="00cb4e0b"/>
    </style:style>
    <style:style style:name="P365" style:family="paragraph" style:parent-style-name="Text_20_body" style:list-style-name="L8">
      <style:text-properties officeooo:rsid="00cd7a59" officeooo:paragraph-rsid="00cd7a59"/>
    </style:style>
    <style:style style:name="P366" style:family="paragraph" style:parent-style-name="Text_20_body" style:list-style-name="L8">
      <style:text-properties officeooo:rsid="00d0d57f" officeooo:paragraph-rsid="00d0d57f"/>
    </style:style>
    <style:style style:name="P367" style:family="paragraph" style:parent-style-name="Text_20_body" style:list-style-name="L8">
      <style:text-properties officeooo:rsid="00dbbd62" officeooo:paragraph-rsid="00dbbd62"/>
    </style:style>
    <style:style style:name="P368" style:family="paragraph" style:parent-style-name="Text_20_body" style:list-style-name="L8">
      <style:text-properties officeooo:rsid="00df39f0" officeooo:paragraph-rsid="00e2ed03"/>
    </style:style>
    <style:style style:name="P369" style:family="paragraph" style:parent-style-name="Text_20_body" style:list-style-name="L8">
      <style:text-properties officeooo:rsid="00e2ed03" officeooo:paragraph-rsid="00e2ed03"/>
    </style:style>
    <style:style style:name="P370" style:family="paragraph" style:parent-style-name="Text_20_body" style:list-style-name="L11">
      <style:text-properties officeooo:rsid="016fe325" officeooo:paragraph-rsid="016fe325"/>
    </style:style>
    <style:style style:name="P371" style:family="paragraph" style:parent-style-name="Text_20_body" style:list-style-name="L11">
      <style:text-properties officeooo:rsid="01736e3c" officeooo:paragraph-rsid="01736e3c"/>
    </style:style>
    <style:style style:name="P372" style:family="paragraph" style:parent-style-name="Text_20_body" style:list-style-name="L12">
      <style:text-properties officeooo:rsid="0164c36e" officeooo:paragraph-rsid="0164c36e"/>
    </style:style>
    <style:style style:name="P373" style:family="paragraph" style:parent-style-name="Text_20_body" style:list-style-name="L15">
      <style:text-properties officeooo:paragraph-rsid="01779bad"/>
    </style:style>
    <style:style style:name="P374" style:family="paragraph" style:parent-style-name="Text_20_body" style:list-style-name="L15">
      <style:text-properties officeooo:rsid="01c6421d" officeooo:paragraph-rsid="01c6421d"/>
    </style:style>
    <style:style style:name="P375" style:family="paragraph" style:parent-style-name="Text_20_body" style:list-style-name="L15">
      <style:text-properties officeooo:rsid="01c6421d" officeooo:paragraph-rsid="01c7817a"/>
    </style:style>
    <style:style style:name="P376" style:family="paragraph" style:parent-style-name="Text_20_body" style:list-style-name="L15">
      <style:text-properties officeooo:rsid="01c81128" officeooo:paragraph-rsid="01c81128"/>
    </style:style>
    <style:style style:name="P377" style:family="paragraph" style:parent-style-name="Text_20_body" style:list-style-name="L15">
      <style:text-properties officeooo:rsid="01c30d2e" officeooo:paragraph-rsid="01c30d2e"/>
    </style:style>
    <style:style style:name="P378" style:family="paragraph" style:parent-style-name="Text_20_body" style:list-style-name="L15">
      <style:text-properties officeooo:rsid="01ce7360" officeooo:paragraph-rsid="01ce7360"/>
    </style:style>
    <style:style style:name="P379" style:family="paragraph" style:parent-style-name="Text_20_body" style:list-style-name="L15">
      <style:text-properties officeooo:rsid="017d6814" officeooo:paragraph-rsid="017d6814"/>
    </style:style>
    <style:style style:name="P380" style:family="paragraph" style:parent-style-name="Text_20_body" style:list-style-name="L16">
      <style:text-properties officeooo:rsid="017fa78d" officeooo:paragraph-rsid="017fa78d"/>
    </style:style>
    <style:style style:name="P381" style:family="paragraph" style:parent-style-name="Text_20_body" style:list-style-name="L16">
      <style:text-properties officeooo:rsid="018010ac" officeooo:paragraph-rsid="018110b0"/>
    </style:style>
    <style:style style:name="P382" style:family="paragraph" style:parent-style-name="Text_20_body" style:list-style-name="L16">
      <style:text-properties officeooo:rsid="018010ac" officeooo:paragraph-rsid="0182f6b7"/>
    </style:style>
    <style:style style:name="P383" style:family="paragraph" style:parent-style-name="Text_20_body" style:list-style-name="L16">
      <style:text-properties officeooo:rsid="018010ac" officeooo:paragraph-rsid="0184be90"/>
    </style:style>
    <style:style style:name="P384" style:family="paragraph" style:parent-style-name="Text_20_body" style:list-style-name="L16">
      <style:text-properties officeooo:rsid="0182f6b7" officeooo:paragraph-rsid="0182f6b7"/>
    </style:style>
    <style:style style:name="P385" style:family="paragraph" style:parent-style-name="Text_20_body" style:list-style-name="L16">
      <style:text-properties officeooo:rsid="0184e5e8" officeooo:paragraph-rsid="0184e5e8"/>
    </style:style>
    <style:style style:name="P386" style:family="paragraph" style:parent-style-name="Text_20_body" style:list-style-name="L16">
      <style:text-properties officeooo:rsid="0184e5e8" officeooo:paragraph-rsid="0185a547"/>
    </style:style>
    <style:style style:name="P387" style:family="paragraph" style:parent-style-name="Text_20_body" style:list-style-name="L16">
      <style:text-properties officeooo:rsid="0185a547" officeooo:paragraph-rsid="0185a547"/>
    </style:style>
    <style:style style:name="P388" style:family="paragraph" style:parent-style-name="Text_20_body" style:list-style-name="L16">
      <style:text-properties officeooo:rsid="0185a547" officeooo:paragraph-rsid="0186dcbe"/>
    </style:style>
    <style:style style:name="P389" style:family="paragraph" style:parent-style-name="Text_20_body" style:list-style-name="L17">
      <style:text-properties officeooo:paragraph-rsid="019035ba"/>
    </style:style>
    <style:style style:name="P390" style:family="paragraph" style:parent-style-name="Heading_20_3">
      <style:text-properties officeooo:rsid="009363e7" officeooo:paragraph-rsid="009363e7"/>
    </style:style>
    <style:style style:name="P391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392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393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394" style:family="paragraph" style:parent-style-name="Heading_20_3">
      <style:text-properties officeooo:rsid="00c1a2b2" officeooo:paragraph-rsid="00c1a2b2"/>
    </style:style>
    <style:style style:name="P395" style:family="paragraph" style:parent-style-name="Heading_20_2">
      <style:text-properties officeooo:rsid="016e14eb" officeooo:paragraph-rsid="016e14eb"/>
    </style:style>
    <style:style style:name="P396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397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398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399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400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6" style:family="text">
      <style:text-properties officeooo:rsid="00e8e8a3"/>
    </style:style>
    <style:style style:name="T77" style:family="text">
      <style:text-properties officeooo:rsid="00e8fee3"/>
    </style:style>
    <style:style style:name="T78" style:family="text">
      <style:text-properties officeooo:rsid="00ea3d72"/>
    </style:style>
    <style:style style:name="T79" style:family="text">
      <style:text-properties officeooo:rsid="00ec23be"/>
    </style:style>
    <style:style style:name="T80" style:family="text">
      <style:text-properties officeooo:rsid="00ef3ea2"/>
    </style:style>
    <style:style style:name="T81" style:family="text">
      <style:text-properties officeooo:rsid="00f311f0"/>
    </style:style>
    <style:style style:name="T82" style:family="text">
      <style:text-properties officeooo:rsid="00f4ab30"/>
    </style:style>
    <style:style style:name="T83" style:family="text">
      <style:text-properties officeooo:rsid="00f5e726"/>
    </style:style>
    <style:style style:name="T84" style:family="text">
      <style:text-properties officeooo:rsid="00f9c98e"/>
    </style:style>
    <style:style style:name="T85" style:family="text">
      <style:text-properties style:text-position="super 58%"/>
    </style:style>
    <style:style style:name="T86" style:family="text">
      <style:text-properties officeooo:rsid="00fdf6dd"/>
    </style:style>
    <style:style style:name="T87" style:family="text">
      <style:text-properties officeooo:rsid="0109d5a3"/>
    </style:style>
    <style:style style:name="T88" style:family="text">
      <style:text-properties officeooo:rsid="010c111c"/>
    </style:style>
    <style:style style:name="T89" style:family="text">
      <style:text-properties officeooo:rsid="0110a26f"/>
    </style:style>
    <style:style style:name="T90" style:family="text">
      <style:text-properties officeooo:rsid="011319da"/>
    </style:style>
    <style:style style:name="T91" style:family="text">
      <style:text-properties officeooo:rsid="012aa020"/>
    </style:style>
    <style:style style:name="T92" style:family="text">
      <style:text-properties officeooo:rsid="012be2e8"/>
    </style:style>
    <style:style style:name="T93" style:family="text">
      <style:text-properties officeooo:rsid="012d0d18"/>
    </style:style>
    <style:style style:name="T94" style:family="text">
      <style:text-properties officeooo:rsid="012e0bb1"/>
    </style:style>
    <style:style style:name="T95" style:family="text">
      <style:text-properties officeooo:rsid="013232c5"/>
    </style:style>
    <style:style style:name="T96" style:family="text">
      <style:text-properties officeooo:rsid="0134baf2"/>
    </style:style>
    <style:style style:name="T97" style:family="text">
      <style:text-properties officeooo:rsid="01377c8c"/>
    </style:style>
    <style:style style:name="T98" style:family="text">
      <style:text-properties officeooo:rsid="013d7e96"/>
    </style:style>
    <style:style style:name="T99" style:family="text">
      <style:text-properties officeooo:rsid="0143f6ad"/>
    </style:style>
    <style:style style:name="T100" style:family="text">
      <style:text-properties officeooo:rsid="01474284"/>
    </style:style>
    <style:style style:name="T101" style:family="text">
      <style:text-properties officeooo:rsid="014d29f1"/>
    </style:style>
    <style:style style:name="T102" style:family="text">
      <style:text-properties officeooo:rsid="0150f942"/>
    </style:style>
    <style:style style:name="T103" style:family="text">
      <style:text-properties officeooo:rsid="0153d3c2"/>
    </style:style>
    <style:style style:name="T104" style:family="text">
      <style:text-properties officeooo:rsid="0154aa0c"/>
    </style:style>
    <style:style style:name="T105" style:family="text">
      <style:text-properties officeooo:rsid="01567af9"/>
    </style:style>
    <style:style style:name="T106" style:family="text">
      <style:text-properties officeooo:rsid="015f6d75"/>
    </style:style>
    <style:style style:name="T107" style:family="text">
      <style:text-properties officeooo:rsid="01622102"/>
    </style:style>
    <style:style style:name="T108" style:family="text">
      <style:text-properties officeooo:rsid="01631696"/>
    </style:style>
    <style:style style:name="T109" style:family="text">
      <style:text-properties officeooo:rsid="01656295"/>
    </style:style>
    <style:style style:name="T110" style:family="text">
      <style:text-properties officeooo:rsid="0169d1bc"/>
    </style:style>
    <style:style style:name="T111" style:family="text">
      <style:text-properties officeooo:rsid="017e84ad"/>
    </style:style>
    <style:style style:name="T112" style:family="text">
      <style:text-properties officeooo:rsid="0192caab"/>
    </style:style>
    <style:style style:name="T113" style:family="text">
      <style:text-properties officeooo:rsid="01972c70"/>
    </style:style>
    <style:style style:name="T114" style:family="text">
      <style:text-properties officeooo:rsid="019aa4f4"/>
    </style:style>
    <style:style style:name="T115" style:family="text">
      <style:text-properties officeooo:rsid="019ecfbe"/>
    </style:style>
    <style:style style:name="T116" style:family="text">
      <style:text-properties officeooo:rsid="019ffa87"/>
    </style:style>
    <style:style style:name="T117" style:family="text">
      <style:text-properties officeooo:rsid="01a3388b"/>
    </style:style>
    <style:style style:name="T118" style:family="text">
      <style:text-properties officeooo:rsid="01a47727"/>
    </style:style>
    <style:style style:name="T119" style:family="text">
      <style:text-properties officeooo:rsid="01aa6c52"/>
    </style:style>
    <style:style style:name="T120" style:family="text">
      <style:text-properties officeooo:rsid="01ac2e9f"/>
    </style:style>
    <style:style style:name="T121" style:family="text">
      <style:text-properties officeooo:rsid="01adcf3e"/>
    </style:style>
    <style:style style:name="T122" style:family="text">
      <style:text-properties officeooo:rsid="01af6c8a"/>
    </style:style>
    <style:style style:name="T123" style:family="text">
      <style:text-properties officeooo:rsid="01b69c38"/>
    </style:style>
    <style:style style:name="T124" style:family="text">
      <style:text-properties officeooo:rsid="01b872c4"/>
    </style:style>
    <style:style style:name="T125" style:family="text">
      <style:text-properties officeooo:rsid="01bc4b46"/>
    </style:style>
    <style:style style:name="T126" style:family="text">
      <style:text-properties officeooo:rsid="01c1bfa3"/>
    </style:style>
    <style:style style:name="T127" style:family="text">
      <style:text-properties officeooo:rsid="01cda763"/>
    </style:style>
    <style:style style:name="T128" style:family="text">
      <style:text-properties officeooo:rsid="01d802cb"/>
    </style:style>
    <style:style style:name="T129" style:family="text">
      <style:text-properties officeooo:rsid="01dc5b1a"/>
    </style:style>
    <style:style style:name="T130" style:family="text">
      <style:text-properties officeooo:rsid="01dd4a86"/>
    </style:style>
    <style:style style:name="T131" style:family="text">
      <style:text-properties officeooo:rsid="01e1066e"/>
    </style:style>
    <style:style style:name="T132" style:family="text">
      <style:text-properties officeooo:rsid="01e3ffdd"/>
    </style:style>
    <style:style style:name="T133" style:family="text">
      <style:text-properties officeooo:rsid="01e4351f"/>
    </style:style>
    <style:style style:name="T134" style:family="text">
      <style:text-properties officeooo:rsid="01e9c62b"/>
    </style:style>
    <style:style style:name="T135" style:family="text">
      <style:text-properties officeooo:rsid="01eaeeb2"/>
    </style:style>
    <style:style style:name="T136" style:family="text">
      <style:text-properties officeooo:rsid="01ed124f"/>
    </style:style>
    <style:style style:name="T137" style:family="text">
      <style:text-properties officeooo:rsid="01f3de41"/>
    </style:style>
    <style:style style:name="T138" style:family="text">
      <style:text-properties officeooo:rsid="01f683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2793805796492343490" text:style-name="L1">
        <text:list-item>
          <text:p text:style-name="P11">Life</text:p>
          <text:list>
            <text:list-item>
              <text:p text:style-name="P11">His father was imprisoned</text:p>
            </text:list-item>
            <text:list-item>
              <text:p text:style-name="P11">He worked in factory, so his family lived in a workhouse built by the church</text:p>
            </text:list-item>
            <text:list-item>
              <text:p text:style-name="P11">He became a journalist and he published on a newspaper in instalments</text:p>
            </text:list-item>
            <text:list-item>
              <text:p text:style-name="P11">His works are appreciated in his life</text:p>
            </text:list-item>
          </text:list>
        </text:list-item>
        <text:list-item>
          <text:p text:style-name="P11">Ideas </text:p>
          <text:list>
            <text:list-item>
              <text:p text:style-name="P11">He believed in Victorian compromise</text:p>
            </text:list-item>
            <text:list-item>
              <text:p text:style-name="P11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11">Novels</text:p>
          <text:list>
            <text:list-item>
              <text:p text:style-name="P11">The titles are often name of <text:s/>characters of the novel</text:p>
            </text:list-item>
            <text:list-item>
              <text:p text:style-name="P11">All is novels are caracterized by an happy ending</text:p>
            </text:list-item>
            <text:list-item>
              <text:p text:style-name="P11">He represent<text:span text:style-name="T13">s</text:span> the lower classes, composed by workers, criminals and pronstitutes</text:p>
            </text:list-item>
            <text:list-item>
              <text:p text:style-name="P11">His favourite characters are children that are wiser</text:p>
            </text:list-item>
            <text:list-item>
              <text:p text:style-name="P11">He has a didactive aim</text:p>
            </text:list-item>
            <text:list-item>
              <text:p text:style-name="P11">He is ironic (smile in tears)</text:p>
            </text:list-item>
            <text:list-item>
              <text:p text:style-name="P11">Characters are flat (without an evolution during the story), because they are stereotype</text:p>
            </text:list-item>
            <text:list-item>
              <text:p text:style-name="P11">He uses a simple language</text:p>
            </text:list-item>
            <text:list-item>
              <text:p text:style-name="P11">His novel are rich of facts because novels are serialized and he need the reader's attention</text:p>
            </text:list-item>
          </text:list>
          <text:p text:style-name="P5"><text:bookmark-start text:name="A Christmas carol"/>A Christmas Carol<text:bookmark-end text:name="A Christmas carol"/></text:p>
        </text:list-item>
        <text:list-item>
          <text:p text:style-name="P12">Character</text:p>
          <text:list>
            <text:list-item>
              <text:p text:style-name="P12">Scrooge is stingy and gready</text:p>
              <text:list>
                <text:list-item>
                  <text:p text:style-name="P13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14">Marley </text:p>
              <text:list>
                <text:list-item>
                  <text:p text:style-name="P14">he is chained to his treasures and personality</text:p>
                </text:list-item>
                <text:list-item>
                  <text:p text:style-name="P14">chains represent what he didn't do in life</text:p>
                </text:list-item>
                <text:list-item>
                  <text:p text:style-name="P14">he remains in his office in life, so now he is forced to wonder</text:p>
                </text:list-item>
                <text:list-item>
                  <text:p text:style-name="P15">he wants to show what destiny waits Scrooge if he will not change his mind</text:p>
                </text:list-item>
              </text:list>
            </text:list-item>
            <text:list-item>
              <text:p text:style-name="P16">Past xmas ghost</text:p>
              <text:list>
                <text:list-item>
                  <text:p text:style-name="P16">he shows Scrooge how much he loved xmas in past <text:span text:style-name="T2">in particular at Fezziwig office</text:span></text:p>
                </text:list-item>
                <text:list-item>
                  <text:p text:style-name="P17">From him we know Scrooge lived in a workhouse</text:p>
                </text:list-item>
                <text:list-item>
                  <text:p text:style-name="P18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9">He doesn't want to change his mind</text:p>
                </text:list-item>
              </text:list>
            </text:list-item>
            <text:list-item>
              <text:p text:style-name="P18">Present xmas ghost</text:p>
              <text:list>
                <text:list-item>
                  <text:p text:style-name="P20"><text:soft-page-break/>Tiny Tim is ill but his poor family cannot take care of him</text:p>
                </text:list-item>
                <text:list-item>
                  <text:p text:style-name="P20">Bob Cratchit and Fred thank Scrooge</text:p>
                </text:list-item>
                <text:list-item>
                  <text:p text:style-name="P20">Poverty and Ignorance (the two children) are a criticism to Victorian society, in which children were abandoned</text:p>
                </text:list-item>
                <text:list-item>
                  <text:p text:style-name="P21">He started to be worried</text:p>
                </text:list-item>
              </text:list>
            </text:list-item>
            <text:list-item>
              <text:p text:style-name="P15">xmas tobe ghost</text:p>
              <text:list>
                <text:list-item>
                  <text:p text:style-name="P15">people laugh about his death and nobody is interested about his funeral</text:p>
                  <text:list>
                    <text:list-item>
                      <text:p text:style-name="P15">Someone says he will go to the funeral if they offer the lunch</text:p>
                    </text:list-item>
                    <text:list-item>
                      <text:p text:style-name="P22">His debtors are happy</text:p>
                    </text:list-item>
                  </text:list>
                </text:list-item>
                <text:list-item>
                  <text:p text:style-name="P15">Shrinking represents the solitude at the end of his life</text:p>
                </text:list-item>
                <text:list-item>
                  <text:p text:style-name="P22">Tim will die</text:p>
                </text:list-item>
                <text:list-item>
                  <text:p text:style-name="P23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12">Title</text:p>
          <text:list>
            <text:list-item>
              <text:p text:style-name="P12">Carol is a christmas song</text:p>
            </text:list-item>
            <text:list-item>
              <text:p text:style-name="P12">He wrote about Christmas when Prince Albert, Victoria's husband, implemented german christmas tradition</text:p>
            </text:list-item>
            <text:list-item>
              <text:p text:style-name="P24">The theme is the redemption <text:span text:style-name="T4">(religious concept), which is a gift by God</text:span></text:p>
            </text:list-item>
            <text:list-item>
              <text:p text:style-name="P24">new word: humbug (baggianate, bubbole)</text:p>
            </text:list-item>
          </text:list>
        </text:list-item>
        <text:list-item>
          <text:p text:style-name="P25">End</text:p>
          <text:list>
            <text:list-item>
              <text:p text:style-name="P25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4312319170262202815" text:style-name="L2">
        <text:list-item>
          <text:p text:style-name="P26">Life</text:p>
          <text:list>
            <text:list-item>
              <text:p text:style-name="P27">His father was brilliant in Maths and he studied at Cristh Church, <text:span text:style-name="T9">then he became a parson (curato di campagna)</text:span></text:p>
            </text:list-item>
            <text:list-item>
              <text:p text:style-name="P26">He was a writer, a mathematician, a journalist and also an a<text:span text:style-name="T6">n</text:span>glican Deacon</text:p>
            </text:list-item>
            <text:list-item>
              <text:p text:style-name="P28">He studied at home and then at Rugby</text:p>
            </text:list-item>
            <text:list-item>
              <text:p text:style-name="P28">When he left Rugby he studied at Christ Church Institute at Oxford</text:p>
            </text:list-item>
            <text:list-item>
              <text:p text:style-name="P29">He taught Maths at Christ Church <text:span text:style-name="T7">and he obtained the Cristh Church Lectureship</text:span></text:p>
            </text:list-item>
            <text:list-item>
              <text:p text:style-name="P30">He wasn't a typical academic because he tends to destruction</text:p>
            </text:list-item>
          </text:list>
        </text:list-item>
        <text:list-item>
          <text:p text:style-name="P29">Illness</text:p>
          <text:list>
            <text:list-item>
              <text:p text:style-name="P29">He is stammer (balbuziente)</text:p>
            </text:list-item>
            <text:list-item>
              <text:p text:style-name="P31">He has not a good health</text:p>
            </text:list-item>
            <text:list-item>
              <text:p text:style-name="P32">An attack of whooping cough cause the future cheast weak<text:span text:style-name="T8">ing</text:span></text:p>
            </text:list-item>
          </text:list>
        </text:list-item>
        <text:list-item>
          <text:p text:style-name="P33">Ideas</text:p>
          <text:list>
            <text:list-item>
              <text:p text:style-name="P34">He was a friend of <text:s/>Dante Gabriel Rossetti and other pre-Raphaelites</text:p>
            </text:list-item>
            <text:list-item>
              <text:p text:style-name="P33"><text:soft-page-break/>He was conservator</text:p>
            </text:list-item>
            <text:list-item>
              <text:p text:style-name="P35">He started writing from young age</text:p>
            </text:list-item>
          </text:list>
          <text:p text:style-name="P6"><text:bookmark-start text:name="Alice in Wonderland"/>Alice in wonderland<text:bookmark-end text:name="Alice in Wonderland"/></text:p>
        </text:list-item>
        <text:list-item>
          <text:p text:style-name="P36">Genesis</text:p>
          <text:list>
            <text:list-item>
              <text:p text:style-name="P36">At Christ Church he met the new head of the school <text:span text:style-name="T11">(Mr Liddle)</text:span> and in particular his three daughter</text:p>
              <text:list>
                <text:list-item>
                  <text:p text:style-name="P36">He was inspired by Alice, one of the 3 sisters</text:p>
                </text:list-item>
                <text:list-item>
                  <text:p text:style-name="P37">Alice asked to write about her</text:p>
                </text:list-item>
              </text:list>
            </text:list-item>
            <text:list-item>
              <text:p text:style-name="P38">It was written during Victorian values crush</text:p>
              <text:list>
                <text:list-item>
                  <text:p text:style-name="P39">Freudian interpretation: a descent into the subconscious</text:p>
                </text:list-item>
              </text:list>
            </text:list-item>
          </text:list>
        </text:list-item>
        <text:list-item>
          <text:p text:style-name="P40">Characteristics</text:p>
          <text:list>
            <text:list-item>
              <text:p text:style-name="P40">He uses non-sense (illogical)</text:p>
            </text:list-item>
            <text:list-item>
              <text:p text:style-name="P41">He plays with maths and logic</text:p>
            </text:list-item>
            <text:list-item>
              <text:p text:style-name="P42"><text:span text:style-name="T17">Characters</text:span> are <text:span text:style-name="T17">anthropomorphic</text:span></text:p>
            </text:list-item>
            <text:list-item>
              <text:p text:style-name="P42">He influenced fantasy <text:span text:style-name="T17">literature</text:span></text:p>
            </text:list-item>
          </text:list>
        </text:list-item>
        <text:list-item>
          <text:p text:style-name="P43">Chapters</text:p>
          <text:list>
            <text:list-item>
              <text:p text:style-name="P43">All titles are important</text:p>
            </text:list-item>
          </text:list>
        </text:list-item>
        <text:list-item>
          <text:p text:style-name="P43">Characters</text:p>
          <text:list>
            <text:list-item>
              <text:p text:style-name="P43">White rabbit</text:p>
              <text:list>
                <text:list-item>
                  <text:p text:style-name="P43">can speak</text:p>
                </text:list-item>
                <text:list-item>
                  <text:p text:style-name="P43">dressed up</text:p>
                </text:list-item>
              </text:list>
            </text:list-item>
            <text:list-item>
              <text:p text:style-name="P43">Mouse</text:p>
              <text:list>
                <text:list-item>
                  <text:p text:style-name="P43">can swim</text:p>
                </text:list-item>
                <text:list-item>
                  <text:p text:style-name="P43">can speak</text:p>
                </text:list-item>
              </text:list>
            </text:list-item>
            <text:list-item>
              <text:p text:style-name="P43">Dodo</text:p>
              <text:list>
                <text:list-item>
                  <text:p text:style-name="P43">can speak</text:p>
                </text:list-item>
                <text:list-item>
                  <text:p text:style-name="P43">it is a caricature of Carroll (his surname stammered)</text:p>
                </text:list-item>
              </text:list>
            </text:list-item>
            <text:list-item>
              <text:p text:style-name="P43">Bill the Lizard</text:p>
              <text:list>
                <text:list-item>
                  <text:p text:style-name="P43">it is a gardener</text:p>
                </text:list-item>
              </text:list>
            </text:list-item>
            <text:list-item>
              <text:p text:style-name="P44">Caterpillar</text:p>
              <text:list>
                <text:list-item>
                  <text:p text:style-name="P44">smoke the <text:span text:style-name="T17">hookah</text:span></text:p>
                </text:list-item>
                <text:list-item>
                  <text:p text:style-name="P44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8" text:outline-level="1"><text:bookmark-start text:name="Romantic Revolution"/><text:soft-page-break/>R<text:bookmark-end text:name="Romantic Revolution"/>omantic Revolution</text:h>
      <text:list xml:id="list8958001047734322514" text:style-name="L3">
        <text:list-item>
          <text:p text:style-name="P45">French Revolution</text:p>
          <text:list>
            <text:list-item>
              <text:p text:style-name="P46">14 July 1789 Bastille Day</text:p>
            </text:list-item>
            <text:list-item>
              <text:p text:style-name="P48">Causes</text:p>
              <text:list>
                <text:list-item>
                  <text:p text:style-name="P48">The middle class (third State) wanted brotherhood, equality, freedom</text:p>
                </text:list-item>
                <text:list-item>
                  <text:p text:style-name="P48">Famine</text:p>
                </text:list-item>
                <text:list-item>
                  <text:p text:style-name="P48">High debt and taxes for poor</text:p>
                </text:list-item>
                <text:list-item>
                  <text:p text:style-name="P48">great gap between <text:span text:style-name="T22">poor</text:span> and rich</text:p>
                </text:list-item>
                <text:list-item>
                  <text:p text:style-name="P49">new concept of nation</text:p>
                </text:list-item>
              </text:list>
            </text:list-item>
            <text:list-item>
              <text:p text:style-name="P47">King Louis XVI and Mary Antoinette are beheaded and the republic was created</text:p>
            </text:list-item>
            <text:list-item>
              <text:p text:style-name="P50">The republic turned in a dictatorship</text:p>
              <text:list>
                <text:list-item>
                  <text:p text:style-name="P50">After Danton the public health comity was leaded by Robespierre (Terror Period) </text:p>
                </text:list-item>
              </text:list>
            </text:list-item>
            <text:list-item>
              <text:p text:style-name="P47">Napoleon took the power with a coup d’etat </text:p>
              <text:list>
                <text:list-item>
                  <text:p text:style-name="P51">He was a general <text:span text:style-name="T19">and a revolutionary </text:span></text:p>
                </text:list-item>
                <text:list-item>
                  <text:p text:style-name="P52">After the failure of Russia campaign military abandoned him</text:p>
                </text:list-item>
                <text:list-item>
                  <text:p text:style-name="P52">He left the power to his son, but the opposers reject <text:span text:style-name="T20">him</text:span></text:p>
                </text:list-item>
                <text:list-item>
                  <text:p text:style-name="P53">He was exiled at Elba </text:p>
                </text:list-item>
                <text:list-item>
                  <text:p text:style-name="P54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5">American Revolution</text:p>
          <text:list>
            <text:list-item>
              <text:p text:style-name="P55">4 July 1776 Ind<text:span text:style-name="T14">e</text:span>pendence D<text:span text:style-name="T14">ay</text:span></text:p>
            </text:list-item>
            <text:list-item>
              <text:p text:style-name="P56">"No taxation without representation"</text:p>
              <text:list>
                <text:list-item>
                  <text:p text:style-name="P57">They didn't want to pay taxes without a representation in the English Parliament</text:p>
                </text:list-item>
                <text:list-item>
                  <text:p text:style-name="P56">Colonists cannot trade and expand freely</text:p>
                </text:list-item>
                <text:list-item>
                  <text:p text:style-name="P57">Boston tea party: a cargo of tea is <text:span text:style-name="T16">destroyed</text:span></text:p>
                </text:list-item>
              </text:list>
            </text:list-item>
            <text:list-item>
              <text:p text:style-name="P58">13 colonies, France, Spain <text:span text:style-name="T15">(economic reason)</text:span> against England </text:p>
            </text:list-item>
            <text:list-item>
              <text:p text:style-name="P59">Results</text:p>
              <text:list>
                <text:list-item>
                  <text:p text:style-name="P60">Colonies became a federation of State</text:p>
                </text:list-item>
                <text:list-item>
                  <text:p text:style-name="P61">Washington was the first president</text:p>
                </text:list-item>
                <text:list-item>
                  <text:p text:style-name="P61">The Capital was Washington D.C.</text:p>
                </text:list-item>
              </text:list>
            </text:list-item>
          </text:list>
        </text:list-item>
        <text:list-item>
          <text:p text:style-name="P59">Industrial Revolution</text:p>
          <text:list>
            <text:list-item>
              <text:p text:style-name="P59">1760-1830 England</text:p>
            </text:list-item>
            <text:list-item>
              <text:p text:style-name="P62">It developed in England because</text:p>
              <text:list>
                <text:list-item>
                  <text:p text:style-name="P62"><text:span text:style-name="T18">of </text:span>rich coal mines and <text:span text:style-name="T18">abundance</text:span> water</text:p>
                </text:list-item>
                <text:list-item>
                  <text:p text:style-name="P63">colonies granted raw materials at low prices</text:p>
                </text:list-item>
              </text:list>
            </text:list-item>
            <text:list-item>
              <text:p text:style-name="P64">An agricultural revolution also developed</text:p>
              <text:list>
                <text:list-item>
                  <text:p text:style-name="P64">influenced by new technologies <text:span text:style-name="T23">(steam engine, spinning jenny)</text:span></text:p>
                </text:list-item>
                <text:list-item>
                  <text:p text:style-name="P65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6">Results </text:p>
              <text:list>
                <text:list-item>
                  <text:p text:style-name="P68">creation of a middle class from the entrepreneurs</text:p>
                </text:list-item>
                <text:list-item>
                  <text:p text:style-name="P67">urbanization (cottage system to industrial system)</text:p>
                </text:list-item>
                <text:list-item>
                  <text:p text:style-name="P70">economic and imperial development</text:p>
                </text:list-item>
                <text:list-item>
                  <text:p text:style-name="P69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9" text:outline-level="1"><text:bookmark-start text:name="Romanticism"/>Romanticism<text:bookmark-end text:name="Romanticism"/></text:h>
      <text:list xml:id="list728234282119221040" text:style-name="L4">
        <text:list-item>
          <text:p text:style-name="P291">Neoclassicism</text:p>
          <text:list>
            <text:list-item>
              <text:p text:style-name="P71"><text:span text:style-name="T25">end of </text:span>17th century</text:p>
            </text:list-item>
            <text:list-item>
              <text:p text:style-name="P72">All Europe</text:p>
            </text:list-item>
          </text:list>
        </text:list-item>
        <text:list-item>
          <text:p text:style-name="P291">Romanticism</text:p>
          <text:list>
            <text:list-item>
              <text:p text:style-name="P73">second half of 18th century</text:p>
            </text:list-item>
            <text:list-item>
              <text:p text:style-name="P74">Germany (sturm und drang), Italy (Foscolo), France (Madame De Stael)</text:p>
            </text:list-item>
            <text:list-item>
              <text:p text:style-name="P75">Kant: the reason is imperfect to get the truth</text:p>
            </text:list-item>
            <text:list-item>
              <text:p text:style-name="P76">Gothicism: cemetery <text:s/></text:p>
            </text:list-item>
            <text:list-item>
              <text:p text:style-name="P74">About different field of know<text:span text:style-name="T26">ledge</text:span></text:p>
              <text:list>
                <text:list-item>
                  <text:p text:style-name="P75">Art: Turner, Constable</text:p>
                  <text:list>
                    <text:list-item>
                      <text:p text:style-name="P77">Constable’s b<text:span text:style-name="T27">e</text:span>autiful: <text:span text:style-name="T42">the simple relaxing nature</text:span></text:p>
                    </text:list-item>
                    <text:list-item>
                      <text:p text:style-name="P77">Turner’s sublime: sensation of excitement, a thrilling astonishment, more than beautiful </text:p>
                    </text:list-item>
                    <text:list-item>
                      <text:p text:style-name="P78">Difference between sublime and beautiful by Burke</text:p>
                    </text:list-item>
                  </text:list>
                </text:list-item>
                <text:list-item>
                  <text:p text:style-name="P75">music: Beethoven</text:p>
                </text:list-item>
              </text:list>
            </text:list-item>
          </text:list>
        </text:list-item>
        <text:list-item>
          <text:p text:style-name="P292">English romanticism</text:p>
          <text:list>
            <text:list-item>
              <text:p text:style-name="P79">First work was Lyrical Ballads by Wordsworth and Coleridge <text:span text:style-name="T28">(1798)</text:span></text:p>
              <text:list>
                <text:list-item>
                  <text:p text:style-name="P80">Ballads theme are very different from each other </text:p>
                  <text:list>
                    <text:list-item>
                      <text:p text:style-name="P80">Coleridge wrote about fantasy</text:p>
                    </text:list-item>
                    <text:list-item>
                      <text:p text:style-name="P80">Wordsworth wrote about real world</text:p>
                    </text:list-item>
                  </text:list>
                </text:list-item>
                <text:list-item>
                  <text:p text:style-name="P81">The second edition (1800) contains a preface by Wordsworth to understand ballads, because people didn’t understand them</text:p>
                  <text:list>
                    <text:list-item>
                      <text:p text:style-name="P80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3">Coleridge</text:p>
          <text:list>
            <text:list-item>
              <text:p text:style-name="P82">Illness</text:p>
              <text:list>
                <text:list-item>
                  <text:p text:style-name="P82">He suffered from rheumatism </text:p>
                </text:list-item>
                <text:list-item>
                  <text:p text:style-name="P82">He used drugs</text:p>
                </text:list-item>
              </text:list>
            </text:list-item>
            <text:list-item>
              <text:p text:style-name="P83">Ideals</text:p>
              <text:list>
                <text:list-item>
                  <text:p text:style-name="P83"><text:soft-page-break/>He was influenced by French Revolution</text:p>
                </text:list-item>
                <text:list-item>
                  <text:p text:style-name="P83">He tries to start a Pantisocracy (every economic activity was done in common)</text:p>
                </text:list-item>
                <text:list-item>
                  <text:p text:style-name="P83">After the Terror period he became conservator</text:p>
                </text:list-item>
                <text:list-item>
                  <text:p text:style-name="P84">He believed in God, he had a<text:span text:style-name="T31">n</text:span> orthodox religious view</text:p>
                </text:list-item>
              </text:list>
            </text:list-item>
            <text:list-item>
              <text:p text:style-name="P85">Language</text:p>
              <text:list>
                <text:list-item>
                  <text:p text:style-name="P86">Archaic based on <text:span text:style-name="T33">medieval</text:span> ballads </text:p>
                </text:list-item>
              </text:list>
            </text:list-item>
            <text:list-item>
              <text:p text:style-name="P87">Topics</text:p>
              <text:list>
                <text:list-item>
                  <text:p text:style-name="P87">Fantastic</text:p>
                </text:list-item>
              </text:list>
            </text:list-item>
            <text:list-item>
              <text:p text:style-name="P88">Protagonist</text:p>
              <text:list>
                <text:list-item>
                  <text:p text:style-name="P88">characters belong to fantastic, charming world</text:p>
                </text:list-item>
                <text:list-item>
                  <text:p text:style-name="P88">nature</text:p>
                </text:list-item>
              </text:list>
            </text:list-item>
            <text:list-item>
              <text:p text:style-name="P89">Imagination</text:p>
              <text:list>
                <text:list-item>
                  <text:p text:style-name="P89">Fancy: mechanical process to associate images</text:p>
                </text:list-item>
                <text:list-item>
                  <text:p text:style-name="P89">Imagination: create images</text:p>
                </text:list-item>
              </text:list>
            </text:list-item>
            <text:list-item>
              <text:p text:style-name="P90">Nature</text:p>
              <text:list>
                <text:list-item>
                  <text:p text:style-name="P91">It is a reflection of world of ideas in a Neoplatonic view</text:p>
                </text:list-item>
                <text:list-item>
                  <text:p text:style-name="P91">Near the sublime</text:p>
                </text:list-item>
              </text:list>
            </text:list-item>
            <text:list-item>
              <text:p text:style-name="P92">Poet</text:p>
              <text:list>
                <text:list-item>
                  <text:p text:style-name="P92">“With my poems I want to take my readers into a willing (volontaria) suspension of disbelief (incredulità)”</text:p>
                </text:list-item>
                <text:list-item>
                  <text:p text:style-name="P93">Dreamer</text:p>
                </text:list-item>
                <text:list-item>
                  <text:p text:style-name="P94">He had to take readers in his poems</text:p>
                </text:list-item>
              </text:list>
            </text:list-item>
          </text:list>
        </text:list-item>
        <text:list-item>
          <text:p text:style-name="P294">Wordsworth</text:p>
          <text:list>
            <text:list-item>
              <text:p text:style-name="P83">Life</text:p>
              <text:list>
                <text:list-item>
                  <text:p text:style-name="P95">He lived in Somerset and in Lake District, <text:span text:style-name="T29">with Coleridge</text:span></text:p>
                </text:list-item>
              </text:list>
            </text:list-item>
            <text:list-item>
              <text:p text:style-name="P96">Ideals</text:p>
              <text:list>
                <text:list-item>
                  <text:p text:style-name="P97">He was influenced by French Revolution</text:p>
                </text:list-item>
                <text:list-item>
                  <text:p text:style-name="P96">He believed in Pantheism (everything has a soul)</text:p>
                </text:list-item>
                <text:list-item>
                  <text:p text:style-name="P98">The mighty power <text:span text:style-name="T30">rules</text:span> the nature</text:p>
                </text:list-item>
                <text:list-item>
                  <text:p text:style-name="P99">He was religious but he hadn’t an orthodox view</text:p>
                </text:list-item>
              </text:list>
            </text:list-item>
            <text:list-item>
              <text:p text:style-name="P100">Language</text:p>
              <text:list>
                <text:list-item>
                  <text:p text:style-name="P100">common language purified by vulgarity</text:p>
                </text:list-item>
                <text:list-item>
                  <text:p text:style-name="P101">simple style</text:p>
                </text:list-item>
              </text:list>
            </text:list-item>
            <text:list-item>
              <text:p text:style-name="P101">Topics</text:p>
              <text:list>
                <text:list-item>
                  <text:p text:style-name="P101">common situation</text:p>
                </text:list-item>
                <text:list-item>
                  <text:p text:style-name="P101">language of the senses (he wrote about sensorial experiences)</text:p>
                </text:list-item>
              </text:list>
            </text:list-item>
            <text:list-item>
              <text:p text:style-name="P102">Protagonist</text:p>
              <text:list>
                <text:list-item>
                  <text:p text:style-name="P102"><text:soft-page-break/>nature</text:p>
                </text:list-item>
                <text:list-item>
                  <text:p text:style-name="P102">common people</text:p>
                </text:list-item>
                <text:list-item>
                  <text:p text:style-name="P102">children (child is the father of the man)</text:p>
                </text:list-item>
              </text:list>
            </text:list-item>
            <text:list-item>
              <text:p text:style-name="P103">Imagination</text:p>
              <text:list>
                <text:list-item>
                  <text:p text:style-name="P103">it colours reality</text:p>
                </text:list-item>
                <text:list-item>
                  <text:p text:style-name="P103">it gives new life to reality</text:p>
                </text:list-item>
              </text:list>
            </text:list-item>
            <text:list-item>
              <text:p text:style-name="P90">Nature</text:p>
              <text:list>
                <text:list-item>
                  <text:p text:style-name="P91">It is a source of joy</text:p>
                </text:list-item>
                <text:list-item>
                  <text:p text:style-name="P104">It teaches the moral</text:p>
                </text:list-item>
                <text:list-item>
                  <text:p text:style-name="P105">World is beautiful</text:p>
                </text:list-item>
              </text:list>
            </text:list-item>
            <text:list-item>
              <text:p text:style-name="P106">Poet</text:p>
              <text:list>
                <text:list-item>
                  <text:p text:style-name="P106">He teaches how to use imagination</text:p>
                </text:list-item>
                <text:list-item>
                  <text:p text:style-name="P106">He can get into things</text:p>
                </text:list-item>
                <text:list-item>
                  <text:p text:style-name="P107">emotions recollected in tranquility</text:p>
                  <text:list>
                    <text:list-item>
                      <text:p text:style-name="P107">the poet feels a strong emotion (sensorial emotion)</text:p>
                    </text:list-item>
                    <text:list-item>
                      <text:p text:style-name="P107">in tranquility a second emotion comes out linked to the first</text:p>
                    </text:list-item>
                    <text:list-item>
                      <text:p text:style-name="P107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5">Shelley</text:p>
          <text:list>
            <text:list-item>
              <text:p text:style-name="P303">He was a second generation poet</text:p>
              <text:list>
                <text:list-item>
                  <text:p text:style-name="P303">He kept his faith in french revolution, because he didn’t experience the period of the Terror</text:p>
                </text:list-item>
                <text:list-item>
                  <text:p text:style-name="P303">He died young and outside England</text:p>
                </text:list-item>
              </text:list>
            </text:list-item>
            <text:list-item>
              <text:p text:style-name="P304">Life</text:p>
              <text:list>
                <text:list-item>
                  <text:p text:style-name="P304">He was expelled from Oxford University because he wrote the pamphlet “The necessity of Atheism”</text:p>
                </text:list-item>
                <text:list-item>
                  <text:p text:style-name="P305">His first wife committed suicide</text:p>
                </text:list-item>
                <text:list-item>
                  <text:p text:style-name="P304">H<text:span text:style-name="T39">is second marriage was with</text:span> Mary Wollstonecraft Godwin (she wrote Frankenstein)</text:p>
                </text:list-item>
                <text:list-item>
                  <text:p text:style-name="P305">Three of his children died</text:p>
                </text:list-item>
                <text:list-item>
                  <text:p text:style-name="P306">He went to Livorno and he died during a storm in La Spezia Gulf</text:p>
                </text:list-item>
              </text:list>
            </text:list-item>
            <text:list-item>
              <text:p text:style-name="P304">Ideals</text:p>
              <text:list>
                <text:list-item>
                  <text:p text:style-name="P304">He was a revolutionary</text:p>
                </text:list-item>
                <text:list-item>
                  <text:p text:style-name="P304">He was atheist</text:p>
                </text:list-item>
                <text:list-item>
                  <text:p text:style-name="P306">He refused conventions and political oppression</text:p>
                </text:list-item>
                <text:list-item>
                  <text:p text:style-name="P306">freedom and love can overcome any conventions</text:p>
                </text:list-item>
              </text:list>
            </text:list-item>
            <text:list-item>
              <text:p text:style-name="P307">Imagination</text:p>
              <text:list>
                <text:list-item>
                  <text:p text:style-name="P307">poetry is an expression of imagination</text:p>
                </text:list-item>
                <text:list-item>
                  <text:p text:style-name="P307">revolutionary creativity: change the reality that become more materialistic</text:p>
                </text:list-item>
              </text:list>
            </text:list-item>
            <text:list-item>
              <text:p text:style-name="P308"><text:soft-page-break/>Style</text:p>
              <text:list>
                <text:list-item>
                  <text:p text:style-name="P308">He uses classical and modern style</text:p>
                </text:list-item>
              </text:list>
            </text:list-item>
            <text:list-item>
              <text:p text:style-name="P308">Nature</text:p>
              <text:list>
                <text:list-item>
                  <text:p text:style-name="P309"><text:span text:style-name="T41">It</text:span> is near the sublime</text:p>
                </text:list-item>
                <text:list-item>
                  <text:p text:style-name="P308">It is a beautiful veil that hides the truth of the Divine Spirit</text:p>
                </text:list-item>
                <text:list-item>
                  <text:p text:style-name="P308">It is an instrument, a source of images and symbols </text:p>
                </text:list-item>
                <text:list-item>
                  <text:p text:style-name="P308">It is a refuge from the world</text:p>
                </text:list-item>
              </text:list>
            </text:list-item>
            <text:list-item>
              <text:p text:style-name="P308">Poet</text:p>
              <text:list>
                <text:list-item>
                  <text:p text:style-name="P310">He is a prophet <text:span text:style-name="T40">(he announces/hope a better world)</text:span></text:p>
                </text:list-item>
                <text:list-item>
                  <text:p text:style-name="P311">He is a Titan challenging the world to free the man</text:p>
                </text:list-item>
                <text:list-item>
                  <text:p text:style-name="P312">His task is to reach an ideal world of freedom, love and beauty</text:p>
                </text:list-item>
              </text:list>
            </text:list-item>
          </text:list>
        </text:list-item>
      </text:list>
      <text:h text:style-name="P390" text:outline-level="3">Elegy Written in a Country Churchyard by Gray</text:h>
      <text:list xml:id="list2964632158619543355" text:style-name="L5">
        <text:list-item>
          <text:p text:style-name="P346">Elegy is <text:span text:style-name="T36">a funeral oration </text:span>written for important people to celebrate their actions</text:p>
          <text:list>
            <text:list-item>
              <text:p text:style-name="P347">Sepolcri by Foscolo celebrates great people buried in Santa Croce in Florence</text:p>
            </text:list-item>
          </text:list>
        </text:list-item>
        <text:list-item>
          <text:p text:style-name="P348">Graveyard poetry</text:p>
          <text:list>
            <text:list-item>
              <text:p text:style-name="P348">Dark atmosphere</text:p>
            </text:list-item>
            <text:list-item>
              <text:p text:style-name="P348">Melanconic mood</text:p>
            </text:list-item>
          </text:list>
        </text:list-item>
        <text:list-item>
          <text:p text:style-name="P349">This is a passagge from Neoclassicism to Romanticism</text:p>
          <text:list>
            <text:list-item>
              <text:p text:style-name="P349">Structure is neoclassic (regular quatrain)</text:p>
            </text:list-item>
            <text:list-item>
              <text:p text:style-name="P349">Content is romantic <text:span text:style-name="T37">(elegy in a common place)</text:span></text:p>
            </text:list-item>
          </text:list>
        </text:list-item>
        <text:list-item>
          <text:p text:style-name="P350">Text</text:p>
          <text:list>
            <text:list-item>
              <text:p text:style-name="P351">Stanza 1</text:p>
              <text:list>
                <text:list-item>
                  <text:p text:style-name="P352">L1 ("La campana batte il rintocco del crepuscolo") refers to VII canto in Dante's Purgatory</text:p>
                </text:list-item>
              </text:list>
            </text:list-item>
            <text:list-item>
              <text:p text:style-name="P351">Stanza 2</text:p>
              <text:list>
                <text:list-item>
                  <text:p text:style-name="P351">agricultural world</text:p>
                </text:list-item>
              </text:list>
            </text:list-item>
            <text:list-item>
              <text:p text:style-name="P351">Stanza 3</text:p>
              <text:list>
                <text:list-item>
                  <text:p text:style-name="P353">L9 (<text:span text:style-name="T34">ivy-mantled tower</text:span>) <text:span text:style-name="T34">gothic element</text:span></text:p>
                </text:list-item>
                <text:list-item>
                  <text:p text:style-name="P354">L10 (owl) gothic element</text:p>
                </text:list-item>
              </text:list>
            </text:list-item>
            <text:list-item>
              <text:p text:style-name="P353"><text:s/><text:span text:style-name="T35">Stanza 4</text:span></text:p>
              <text:list>
                <text:list-item>
                  <text:p text:style-name="P355">L14-L15 (dove il terreno si solleva in cumuli marcescenti,ognuno giace per sempre nella sua stretta cella) tombs</text:p>
                </text:list-item>
                <text:list-item>
                  <text:p text:style-name="P355">L16 (dormono i rozzi antenati del borgo) common people</text:p>
                </text:list-item>
              </text:list>
            </text:list-item>
            <text:list-item>
              <text:p text:style-name="P356">Stanza 5</text:p>
              <text:list>
                <text:list-item>
                  <text:p text:style-name="P356">Daily routines</text:p>
                </text:list-item>
              </text:list>
            </text:list-item>
            <text:list-item>
              <text:p text:style-name="P356"><text:soft-page-break/>Stanza 6</text:p>
              <text:list>
                <text:list-item>
                  <text:p text:style-name="P108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8">Stanza 8</text:p>
              <text:list>
                <text:list-item>
                  <text:p text:style-name="P108">L31 Grandeur (Statura Morale) in Capital letter to personify abstract concept</text:p>
                </text:list-item>
              </text:list>
            </text:list-item>
            <text:list-item>
              <text:p text:style-name="P108">Stanza 9</text:p>
              <text:list>
                <text:list-item>
                  <text:p text:style-name="P108">Graves are useful to remember people</text:p>
                  <text:list>
                    <text:list-item>
                      <text:p text:style-name="P108">Foscolo: Only important people</text:p>
                      <text:list>
                        <text:list-item>
                          <text:p text:style-name="P109">Correspondence of senses</text:p>
                        </text:list-item>
                        <text:list-item>
                          <text:p text:style-name="P109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8">Gray: all people</text:p>
                    </text:list-item>
                  </text:list>
                </text:list-item>
                <text:list-item>
                  <text:p text:style-name="P110">Everybody is equal in front of death</text:p>
                </text:list-item>
              </text:list>
            </text:list-item>
          </text:list>
        </text:list-item>
      </text:list>
      <text:h text:style-name="P391" text:outline-level="3">Daffodils by Wordsworth</text:h>
      <text:list xml:id="list185684974114948263" text:style-name="L6">
        <text:list-item>
          <text:p text:style-name="P111">Beautiful aspect of nature</text:p>
        </text:list-item>
        <text:list-item>
          <text:p text:style-name="P111">His inspiration come from a walk with his sister in Lake District</text:p>
          <text:list>
            <text:list-item>
              <text:p text:style-name="P112">The basis of the sensorial experience is the sight</text:p>
            </text:list-item>
          </text:list>
        </text:list-item>
        <text:list-item>
          <text:p text:style-name="P113">Protagonist is the poet</text:p>
        </text:list-item>
        <text:list-item>
          <text:p text:style-name="P114">The poet changes is mood seeing the daffodils becoming happy</text:p>
        </text:list-item>
        <text:list-item>
          <text:p text:style-name="P115">Stanza 2</text:p>
          <text:list>
            <text:list-item>
              <text:p text:style-name="P115">Description of the flowers</text:p>
            </text:list-item>
            <text:list-item>
              <text:p text:style-name="P115">Personifications and hyperboles shows the greatness <text:span text:style-name="T45">of nature</text:span></text:p>
            </text:list-item>
          </text:list>
        </text:list-item>
        <text:list-item>
          <text:p text:style-name="P116">Stanza 4</text:p>
          <text:list>
            <text:list-item>
              <text:p text:style-name="P116"><text:span text:style-name="T44">Explicit reference to </text:span>recollection in tranquility</text:p>
            </text:list-item>
            <text:list-item>
              <text:p text:style-name="P116"><text:span text:style-name="T43">L21 </text:span>inward eye: imagination</text:p>
            </text:list-item>
          </text:list>
        </text:list-item>
      </text:list>
      <text:h text:style-name="P394" text:outline-level="3">Solitary Reaper by Wordsworth</text:h>
      <text:list xml:id="list9133192926302278696" text:style-name="L7">
        <text:list-item>
          <text:p text:style-name="P357">The basis of the sensorial experience is earing</text:p>
        </text:list-item>
        <text:list-item>
          <text:p text:style-name="P358">Presence of rime-on-lines</text:p>
        </text:list-item>
        <text:list-item>
          <text:p text:style-name="P359">Stanza 1</text:p>
          <text:list>
            <text:list-item>
              <text:p text:style-name="P359">Theme: solitary</text:p>
            </text:list-item>
            <text:list-item>
              <text:p text:style-name="P359">Protagonist: common girl at work</text:p>
            </text:list-item>
            <text:list-item>
              <text:p text:style-name="P360">O listen!: Vocative</text:p>
            </text:list-item>
            <text:list-item>
              <text:p text:style-name="P360">Behold (archaism), yon, lass (scottish dialect) </text:p>
            </text:list-item>
          </text:list>
        </text:list-item>
        <text:list-item>
          <text:p text:style-name="P359">Stanza 2</text:p>
          <text:list>
            <text:list-item>
              <text:p text:style-name="P361">comparison birds-voice</text:p>
            </text:list-item>
            <text:list-item>
              <text:p text:style-name="P361">exocitism (Arabian sands, Hebrides)</text:p>
            </text:list-item>
          </text:list>
        </text:list-item>
        <text:list-item>
          <text:p text:style-name="P361"><text:soft-page-break/>Stanza 3</text:p>
          <text:list>
            <text:list-item>
              <text:p text:style-name="P361">The question link the 3rd stanza with the 4th</text:p>
            </text:list-item>
          </text:list>
        </text:list-item>
        <text:list-item>
          <text:p text:style-name="P361">Stanza 4</text:p>
          <text:list>
            <text:list-item>
              <text:p text:style-name="P362">the poet is interested <text:span text:style-name="T46">to</text:span> the melody, not <text:span text:style-name="T46">to</text:span> the content</text:p>
            </text:list-item>
            <text:list-item>
              <text:p text:style-name="P363">His writing method is suggested by the last line</text:p>
            </text:list-item>
          </text:list>
        </text:list-item>
      </text:list>
      <text:h text:style-name="P392" text:outline-level="3">The Rime of the Ancient Mariner</text:h>
      <text:list xml:id="list8260298333424771784" text:style-name="L8">
        <text:list-item>
          <text:p text:style-name="P117">Sublime aspect of nature</text:p>
        </text:list-item>
        <text:list-item>
          <text:p text:style-name="P118">realism mixed to the fantastic</text:p>
        </text:list-item>
        <text:list-item>
          <text:p text:style-name="P119">Part 1</text:p>
          <text:list>
            <text:list-item>
              <text:p text:style-name="P120">Stanza 4</text:p>
              <text:list>
                <text:list-item>
                  <text:p text:style-name="P120">The mariner enchants the wedding guest (crucial point)</text:p>
                </text:list-item>
              </text:list>
            </text:list-item>
            <text:list-item>
              <text:p text:style-name="P364"><text:span text:style-name="T48">S</text:span><text:span text:style-name="T47">tanza 14</text:span></text:p>
              <text:list>
                <text:list-item>
                  <text:p text:style-name="P121">emphasis on ice underlines the hostility of nature</text:p>
                </text:list-item>
              </text:list>
            </text:list-item>
            <text:list-item>
              <text:p text:style-name="P122">Stanza 16</text:p>
              <text:list>
                <text:list-item>
                  <text:p text:style-name="P123">Christian references (“Christian soul”, “God’s name”)</text:p>
                </text:list-item>
              </text:list>
            </text:list-item>
            <text:list-item>
              <text:p text:style-name="P121">Stanza 17</text:p>
              <text:list>
                <text:list-item>
                  <text:p text:style-name="P121">The albatross is a good omen and the ship was freed (crucial point)</text:p>
                  <text:list>
                    <text:list-item>
                      <text:p text:style-name="P365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364"><text:span text:style-name="T47"><text:s/></text:span><text:span text:style-name="T49">Stanza 20</text:span></text:p>
              <text:list>
                <text:list-item>
                  <text:p text:style-name="P124">The mariner kill the albatross (crucial point)</text:p>
                  <text:list>
                    <text:list-item>
                      <text:p text:style-name="P125">It is a challenge to nature</text:p>
                    </text:list-item>
                    <text:list-item>
                      <text:p text:style-name="P125">The mariner is unaware of the killing of the albatross, because of the fantastic</text:p>
                    </text:list-item>
                    <text:list-item>
                      <text:p text:style-name="P365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366"><text:span text:style-name="T50">C</text:span><text:span text:style-name="T47">hristian reference (“</text:span><text:span text:style-name="T75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26">Part 2</text:p>
          <text:list>
            <text:list-item>
              <text:p text:style-name="P126">“Water, water everywhere, but nothing to drink”</text:p>
            </text:list-item>
            <text:list-item>
              <text:p text:style-name="P127">The albatross was hanged to marine’s neck</text:p>
            </text:list-item>
          </text:list>
        </text:list-item>
        <text:list-item>
          <text:p text:style-name="P128">Part 3</text:p>
          <text:list>
            <text:list-item>
              <text:p text:style-name="P129">Death and life-in-death</text:p>
            </text:list-item>
          </text:list>
        </text:list-item>
        <text:list-item>
          <text:p text:style-name="P129">Part 4</text:p>
          <text:list>
            <text:list-item>
              <text:p text:style-name="P129">He blesses sea snakes</text:p>
              <text:list>
                <text:list-item>
                  <text:p text:style-name="P129">The pact with nature is re-established</text:p>
                </text:list-item>
                <text:list-item>
                  <text:p text:style-name="P129">It is a rainy night, symbol of redemption</text:p>
                </text:list-item>
                <text:list-item>
                  <text:p text:style-name="P129">Christian references (Blessing, redemption)</text:p>
                </text:list-item>
              </text:list>
            </text:list-item>
            <text:list-item>
              <text:p text:style-name="P130">The albatross detaches and fall down in the sea</text:p>
            </text:list-item>
          </text:list>
        </text:list-item>
        <text:list-item>
          <text:p text:style-name="P129">Part 5</text:p>
          <text:list>
            <text:list-item>
              <text:p text:style-name="P129"><text:soft-page-break/>Angels enter the corpse of the crew and they become alive</text:p>
            </text:list-item>
            <text:list-item>
              <text:p text:style-name="P367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31">Christian references (Angels)</text:p>
            </text:list-item>
          </text:list>
        </text:list-item>
        <text:list-item>
          <text:p text:style-name="P132">Part 6</text:p>
          <text:list>
            <text:list-item>
              <text:p text:style-name="P132">The arrival at the harbor</text:p>
            </text:list-item>
          </text:list>
        </text:list-item>
        <text:list-item>
          <text:p text:style-name="P133">Part 7</text:p>
          <text:list>
            <text:list-item>
              <text:p text:style-name="P133">The ship sinks </text:p>
            </text:list-item>
            <text:list-item>
              <text:p text:style-name="P133">There is a moral teaching <text:span text:style-name="T79">(while in a medieval ballad no)</text:span></text:p>
              <text:list>
                <text:list-item>
                  <text:p text:style-name="P134">“You have to love all creatures, small and big”</text:p>
                </text:list-item>
                <text:list-item>
                  <text:p text:style-name="P135">The pact must not be destroyed</text:p>
                </text:list-item>
              </text:list>
            </text:list-item>
          </text:list>
        </text:list-item>
        <text:list-item>
          <text:p text:style-name="P136">Interpretations</text:p>
          <text:list>
            <text:list-item>
              <text:p text:style-name="P368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369"><text:span text:style-name="T54">C</text:span><text:span text:style-name="T47">rime: killing of the albatross</text:span></text:p>
                </text:list-item>
                <text:list-item>
                  <text:p text:style-name="P137">Punishment: ship is stuck, albatross hang on the neck</text:p>
                </text:list-item>
                <text:list-item>
                  <text:p text:style-name="P137">Redemption: blessing of snakes, albatross fall down in the sea</text:p>
                </text:list-item>
              </text:list>
            </text:list-item>
            <text:list-item>
              <text:p text:style-name="P137">Description of a dream</text:p>
            </text:list-item>
            <text:list-item>
              <text:p text:style-name="P137">Contrast Neoclassicism (Light), Romanticism (Dark)</text:p>
              <text:list>
                <text:list-item>
                  <text:p text:style-name="P137">Bad actions in daylight</text:p>
                </text:list-item>
                <text:list-item>
                  <text:p text:style-name="P137">Good actions during night</text:p>
                </text:list-item>
                <text:list-item>
                  <text:p text:style-name="P138">Romanticism is better than Neoclassicism</text:p>
                </text:list-item>
              </text:list>
            </text:list-item>
          </text:list>
        </text:list-item>
      </text:list>
      <text:h text:style-name="P393" text:outline-level="3">Ode to the West wind by Shelley</text:h>
      <text:list xml:id="list6415665294977911882" text:style-name="L9">
        <text:list-item>
          <text:p text:style-name="P139">Each stanza is a revised sonnet (4 tercets and 1 couplet)</text:p>
        </text:list-item>
        <text:list-item>
          <text:p text:style-name="P139">Stanza 1</text:p>
          <text:list>
            <text:list-item>
              <text:p text:style-name="P139">Wind actions on seeds and leaves</text:p>
            </text:list-item>
          </text:list>
        </text:list-item>
        <text:list-item>
          <text:p text:style-name="P139">Stanza 2</text:p>
          <text:list>
            <text:list-item>
              <text:p text:style-name="P139">actions on clouds</text:p>
            </text:list-item>
          </text:list>
        </text:list-item>
        <text:list-item>
          <text:p text:style-name="P139">Stanza 3</text:p>
          <text:list>
            <text:list-item>
              <text:p text:style-name="P139">Action on sea waves</text:p>
            </text:list-item>
          </text:list>
        </text:list-item>
        <text:list-item>
          <text:p text:style-name="P139">Stanza 4 <text:span text:style-name="T78">(Transition)</text:span></text:p>
          <text:list>
            <text:list-item>
              <text:p text:style-name="P139">The protagonist is the poet</text:p>
            </text:list-item>
            <text:list-item>
              <text:p text:style-name="P140">Revolutionary concept (poet as wind): destroy old rules</text:p>
            </text:list-item>
          </text:list>
        </text:list-item>
        <text:list-item>
          <text:p text:style-name="P141">Stanza 5</text:p>
          <text:list>
            <text:list-item>
              <text:p text:style-name="P141">he asks the wind to become as it</text:p>
            </text:list-item>
            <text:list-item>
              <text:p text:style-name="P140">“<text:span text:style-name="T76">If winter comes, can spring be far behind?</text:span>” </text:p>
              <text:list>
                <text:list-item>
                  <text:p text:style-name="P141">After negative comes the <text:span text:style-name="T77">hope (</text:span>positive<text:span text:style-name="T77">)</text:span></text:p>
                </text:list-item>
              </text:list>
            </text:list-item>
          </text:list>
        </text:list-item>
      </text:list>
      <text:h text:style-name="P10" text:outline-level="1"><text:bookmark-start text:name="Great Gatsby"/><text:soft-page-break/>Great Gatsby<text:bookmark-end text:name="Great Gatsby"/></text:h>
      <text:list xml:id="list683279587844532233" text:style-name="L10">
        <text:list-item>
          <text:p text:style-name="P296">Setting</text:p>
          <text:list>
            <text:list-item>
              <text:p text:style-name="P142">Place</text:p>
              <text:list>
                <text:list-item>
                  <text:p text:style-name="P143">New York (U.S.A)</text:p>
                  <text:list>
                    <text:list-item>
                      <text:p text:style-name="P142">Long Island (Rich part of NY)</text:p>
                    </text:list-item>
                    <text:list-item>
                      <text:p text:style-name="P142">Valley of Ashes, between West Egg and East Egg <text:span text:style-name="T81">(Daisy's house and Gatsby's house)</text:span></text:p>
                      <text:list>
                        <text:list-item>
                          <text:p text:style-name="P144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Time</text:p>
              <text:list>
                <text:list-item>
                  <text:p text:style-name="P145">'20 (Roaring Twenties)</text:p>
                  <text:list>
                    <text:list-item>
                      <text:p text:style-name="P145">Before the crash of the stock exchange of Wall Street <text:span text:style-name="T80">(1929)</text:span></text:p>
                    </text:list-item>
                    <text:list-item>
                      <text:p text:style-name="P146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7">Publishing year</text:p>
          <text:list>
            <text:list-item>
              <text:p text:style-name="P313">1925</text:p>
            </text:list-item>
          </text:list>
        </text:list-item>
        <text:list-item>
          <text:p text:style-name="P298">Title</text:p>
          <text:list>
            <text:list-item>
              <text:p text:style-name="P147">It refers on the protagonist</text:p>
            </text:list-item>
            <text:list-item>
              <text:p text:style-name="P147">Great refers on his influence, power</text:p>
              <text:list>
                <text:list-item>
                  <text:p text:style-name="P147">Ironic: <text:span text:style-name="T82">his greatness</text:span> is destroyed at the end </text:p>
                </text:list-item>
              </text:list>
            </text:list-item>
          </text:list>
        </text:list-item>
        <text:list-item>
          <text:p text:style-name="P297">Genre</text:p>
          <text:list>
            <text:list-item>
              <text:p text:style-name="P148">Dramatic</text:p>
            </text:list-item>
          </text:list>
        </text:list-item>
        <text:list-item>
          <text:p text:style-name="P297">Characters</text:p>
          <text:list>
            <text:list-item>
              <text:p text:style-name="P148">Rich don’t work, they have a luxurious lifestyle</text:p>
              <text:list>
                <text:list-item>
                  <text:p text:style-name="P336">Tom</text:p>
                  <text:list>
                    <text:list-item>
                      <text:p text:style-name="P339">He is a typical rich man, who doesn’t care about money</text:p>
                    </text:list-item>
                    <text:list-item>
                      <text:p text:style-name="P340">He is a polo player</text:p>
                    </text:list-item>
                    <text:list-item>
                      <text:p text:style-name="P341">His apartment in New York is kitsch </text:p>
                    </text:list-item>
                  </text:list>
                </text:list-item>
                <text:list-item>
                  <text:p text:style-name="P337">Jordan</text:p>
                  <text:list>
                    <text:list-item>
                      <text:p text:style-name="P342">she is a modern, nonconformist woman</text:p>
                    </text:list-item>
                    <text:list-item>
                      <text:p text:style-name="P343">she seems homosexual (suggested by some hints)</text:p>
                    </text:list-item>
                    <text:list-item>
                      <text:p text:style-name="P343">she is a golfer, it is not a real work</text:p>
                    </text:list-item>
                    <text:list-item>
                      <text:p text:style-name="P342">she has a relation with Nick (book) </text:p>
                    </text:list-item>
                  </text:list>
                </text:list-item>
                <text:list-item>
                  <text:p text:style-name="P336">Daisy</text:p>
                  <text:list>
                    <text:list-item>
                      <text:p text:style-name="P344">she represents the independent, <text:span text:style-name="T100">modern, nonconformist</text:span> woman of the period</text:p>
                    </text:list-item>
                    <text:list-item>
                      <text:p text:style-name="P343">Her mother tell her to forget Gatsby because he is not in their class</text:p>
                    </text:list-item>
                  </text:list>
                </text:list-item>
                <text:list-item>
                  <text:p text:style-name="P336">Gatsby</text:p>
                  <text:list>
                    <text:list-item>
                      <text:p text:style-name="P149">He represents the American dream</text:p>
                      <text:list>
                        <text:list-item>
                          <text:p text:style-name="P151">The American dream is corrupted by the materialism</text:p>
                        </text:list-item>
                        <text:list-item>
                          <text:p text:style-name="P151"><text:soft-page-break/>The corruption leads him to a tragic end</text:p>
                        </text:list-item>
                        <text:list-item>
                          <text:p text:style-name="P152">He also represents a typical figure of the Prohibitionism</text:p>
                        </text:list-item>
                        <text:list-item>
                          <text:p text:style-name="P153">He represents success and also failure</text:p>
                        </text:list-item>
                      </text:list>
                    </text:list-item>
                    <text:list-item>
                      <text:p text:style-name="P154">The truth about his life comes out at the end</text:p>
                      <text:list>
                        <text:list-item>
                          <text:p text:style-name="P156">The truth is revealed by Gatsby (book)</text:p>
                        </text:list-item>
                        <text:list-item>
                          <text:p text:style-name="P156">The truth is revealed by Tom partially (film)</text:p>
                        </text:list-item>
                      </text:list>
                    </text:list-item>
                    <text:list-item>
                      <text:p text:style-name="P151">Romantic hero (byronic hero)</text:p>
                      <text:list>
                        <text:list-item>
                          <text:p text:style-name="P151">dominated by emotions, passionate</text:p>
                        </text:list-item>
                        <text:list-item>
                          <text:p text:style-name="P151">strong</text:p>
                        </text:list-item>
                        <text:list-item>
                          <text:p text:style-name="P151">His life often ends with a tragedy</text:p>
                        </text:list-item>
                      </text:list>
                    </text:list-item>
                    <text:list-item>
                      <text:p text:style-name="P151">He is a self-made-man</text:p>
                      <text:list>
                        <text:list-item>
                          <text:p text:style-name="P151">he becomes rich after meeting a millionaire</text:p>
                        </text:list-item>
                      </text:list>
                    </text:list-item>
                    <text:list-item>
                      <text:p text:style-name="P151">His dream of wealth is linked with his love for Daisy</text:p>
                      <text:list>
                        <text:list-item>
                          <text:p text:style-name="P157">His failure is also linked to his love because he protect Daisy</text:p>
                        </text:list-item>
                      </text:list>
                    </text:list-item>
                    <text:list-item>
                      <text:p text:style-name="P158">Fitzgerald life is linked with Jay</text:p>
                      <text:list>
                        <text:list-item>
                          <text:p text:style-name="P158">They had a glamorous life</text:p>
                        </text:list-item>
                        <text:list-item>
                          <text:p text:style-name="P158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Poor (low-middle class) <text:span text:style-name="T83">have to work</text:span></text:p>
              <text:list>
                <text:list-item>
                  <text:p text:style-name="P338">George</text:p>
                </text:list-item>
                <text:list-item>
                  <text:p text:style-name="P338">Myrtle</text:p>
                  <text:list>
                    <text:list-item>
                      <text:p text:style-name="P345">she has a weak personality</text:p>
                    </text:list-item>
                    <text:list-item>
                      <text:p text:style-name="P159">she would be part of the <text:span text:style-name="T87">a class she doesn’t belong to</text:span></text:p>
                    </text:list-item>
                    <text:list-item>
                      <text:p text:style-name="P160">she is moved by ambition, she hopes in better future</text:p>
                    </text:list-item>
                    <text:list-item>
                      <text:p text:style-name="P161">Myrtle’s friends represent a caricature of higher classes, they try to imitate rich <text:span text:style-name="T88">people</text:span></text:p>
                    </text:list-item>
                  </text:list>
                </text:list-item>
              </text:list>
            </text:list-item>
            <text:list-item>
              <text:p text:style-name="P150">Nick Carraway</text:p>
              <text:list>
                <text:list-item>
                  <text:p text:style-name="P162">He is part of middle-upper classes</text:p>
                </text:list-item>
                <text:list-item>
                  <text:p text:style-name="P162">He <text:span text:style-name="T84">represents the contrast between East and West America</text:span></text:p>
                  <text:list>
                    <text:list-item>
                      <text:p text:style-name="P163">He comes back to the West because he feels not part of the corrupted lifestyle of the East</text:p>
                    </text:list-item>
                    <text:list-item>
                      <text:p text:style-name="P164">He is an honest worker, instead of the other that don’t need to work</text:p>
                    </text:list-item>
                  </text:list>
                </text:list-item>
                <text:list-item>
                  <text:p text:style-name="P164">The experience in the West changes his mind</text:p>
                  <text:list>
                    <text:list-item>
                      <text:p text:style-name="P164">He goes to a <text:span text:style-name="T86">psychoanalyst</text:span> </text:p>
                    </text:list-item>
                  </text:list>
                </text:list-item>
                <text:list-item>
                  <text:p text:style-name="P165">He is a representation of <text:span text:style-name="T95">Fitzgerald</text:span></text:p>
                  <text:list>
                    <text:list-item>
                      <text:p text:style-name="P165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9">Narrator</text:p>
          <text:list>
            <text:list-item>
              <text:p text:style-name="P166">3<text:span text:style-name="T85">rd</text:span> person omniscient internal narrator</text:p>
            </text:list-item>
            <text:list-item>
              <text:p text:style-name="P166"><text:soft-page-break/>He is Nick Carraway</text:p>
            </text:list-item>
            <text:list-item>
              <text:p text:style-name="P166">Narration not traditional because of flashbacks</text:p>
            </text:list-item>
            <text:list-item>
              <text:p text:style-name="P167">The narrator analyzes the characters in a moral view</text:p>
              <text:list>
                <text:list-item>
                  <text:p text:style-name="P155">East people represented by excess</text:p>
                </text:list-item>
              </text:list>
            </text:list-item>
          </text:list>
        </text:list-item>
        <text:list-item>
          <text:p text:style-name="P300">Plot</text:p>
          <text:list>
            <text:list-item>
              <text:p text:style-name="P314">Initial situation: Nick is introduced in the high class society by his cousin Daisy and her husband Tom</text:p>
            </text:list-item>
            <text:list-item>
              <text:p text:style-name="P315">Nick invites Daisy at his house for a tea</text:p>
            </text:list-item>
            <text:list-item>
              <text:p text:style-name="P315">Tom reveals Gatsby </text:p>
              <text:list>
                <text:list-item>
                  <text:p text:style-name="P315">comes from a poor family</text:p>
                </text:list-item>
                <text:list-item>
                  <text:p text:style-name="P315">he hadn’t a military career</text:p>
                </text:list-item>
                <text:list-item>
                  <text:p text:style-name="P315">he is rich because of illegal activities</text:p>
                </text:list-item>
              </text:list>
            </text:list-item>
            <text:list-item>
              <text:p text:style-name="P316">After coming back from NY, Daisy, driving Tom’s car, kill Myrtle</text:p>
            </text:list-item>
            <text:list-item>
              <text:p text:style-name="P316">George believes Gatsby kills Myrtle and he kills Jay</text:p>
            </text:list-item>
          </text:list>
        </text:list-item>
        <text:list-item>
          <text:p text:style-name="P301">Themes</text:p>
          <text:list>
            <text:list-item>
              <text:p text:style-name="P317">American dream <text:span text:style-name="T89">(from rugs to riches)</text:span></text:p>
              <text:list>
                <text:list-item>
                  <text:p text:style-name="P317">movement from the honest West to a corrupted East</text:p>
                </text:list-item>
                <text:list-item>
                  <text:p text:style-name="P318">Myth of the car (wealth, speed, destruction)</text:p>
                </text:list-item>
                <text:list-item>
                  <text:p text:style-name="P318">Prohibitionism</text:p>
                </text:list-item>
              </text:list>
            </text:list-item>
            <text:list-item>
              <text:p text:style-name="P318">Hedonistic society </text:p>
              <text:list>
                <text:list-item>
                  <text:p text:style-name="P318">beauty and pleasures</text:p>
                </text:list-item>
                <text:list-item>
                  <text:p text:style-name="P318">spiritual aridity </text:p>
                  <text:list>
                    <text:list-item>
                      <text:p text:style-name="P319"><text:span text:style-name="T90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319">Blindness</text:p>
              <text:list>
                <text:list-item>
                  <text:p text:style-name="P320">People don’t see the destructive power of the car</text:p>
                </text:list-item>
                <text:list-item>
                  <text:p text:style-name="P320">drunkenness makes people blind </text:p>
                </text:list-item>
              </text:list>
            </text:list-item>
            <text:list-item>
              <text:p text:style-name="P320">Reality <text:span text:style-name="T99">and Desolation</text:span></text:p>
              <text:list>
                <text:list-item>
                  <text:p text:style-name="P320">Represented by Valley of Ashes with the advertisement of an optician</text:p>
                </text:list-item>
              </text:list>
            </text:list-item>
            <text:list-item>
              <text:p text:style-name="P322">Green light (Irish-Scottish tradition)</text:p>
              <text:list>
                <text:list-item>
                  <text:p text:style-name="P322">Who sees the green light can realize his dreams</text:p>
                </text:list-item>
                <text:list-item>
                  <text:p text:style-name="P322">Gatsby has realized his dream</text:p>
                </text:list-item>
              </text:list>
            </text:list-item>
            <text:list-item>
              <text:p text:style-name="P323">Solitude</text:p>
              <text:list>
                <text:list-item>
                  <text:list>
                    <text:list-item>
                      <text:p text:style-name="P321">Gatsby's house represent the solitude</text:p>
                    </text:list-item>
                    <text:list-item>
                      <text:p text:style-name="P323">Funeral represent the solitude <text:span text:style-name="T101">and failure of the American Dream</text:span> and also that he doesn’t belong to that world</text:p>
                      <text:list>
                        <text:list-item>
                          <text:p text:style-name="P324">Only Nick is present at the funeral (film)</text:p>
                        </text:list-item>
                        <text:list-item>
                          <text:p text:style-name="P324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2"><text:soft-page-break/>Writer</text:p>
          <text:list>
            <text:list-item>
              <text:p text:style-name="P325">Fitzgerald was part of the Lost Generation</text:p>
              <text:list>
                <text:list-item>
                  <text:p text:style-name="P326">Term coined by Gertrude Stein <text:span text:style-name="T103">(writer)</text:span> to defined his generation of writers disillusioned, <text:span text:style-name="T96">who went to Paris, capital of arts</text:span></text:p>
                </text:list-item>
                <text:list-item>
                  <text:p text:style-name="P327">They would realize the American Dream in life</text:p>
                </text:list-item>
                <text:list-item>
                  <text:p text:style-name="P328">This is the reaction to the Puritan Morality of the XIX century</text:p>
                </text:list-item>
              </text:list>
            </text:list-item>
            <text:list-item>
              <text:p text:style-name="P329">He studied at Princeton university where he began to write</text:p>
            </text:list-item>
            <text:list-item>
              <text:p text:style-name="P329">He joined the army in the I WW and he wrote “This side of paradise”</text:p>
              <text:list>
                <text:list-item>
                  <text:p text:style-name="P329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330">He married Zelda Sayre and they settled in NY where they led a glamorous life</text:p>
              <text:list>
                <text:list-item>
                  <text:p text:style-name="P331">He had to work to maintain this lifestyle</text:p>
                </text:list-item>
              </text:list>
            </text:list-item>
            <text:list-item>
              <text:p text:style-name="P330">He wrote “The beautiful and the Damned”</text:p>
              <text:list>
                <text:list-item>
                  <text:p text:style-name="P332">He portrayed hedonism, corruption and loss of ideals of the “Lost Genereation”</text:p>
                </text:list-item>
              </text:list>
            </text:list-item>
            <text:list-item>
              <text:p text:style-name="P333">In Paris he finished “The Great Gatsby”, <text:span text:style-name="T97">but it had not success, because people didn’t want to talk about decadence</text:span></text:p>
            </text:list-item>
            <text:list-item>
              <text:p text:style-name="P334">He was alcohol addicted and his wife was mentally unstable </text:p>
            </text:list-item>
            <text:list-item>
              <text:p text:style-name="P335">“Tender is the night”, in which he dealt with the failure of 20s’ ideals and dreams</text:p>
            </text:list-item>
            <text:list-item>
              <text:p text:style-name="P331">He represents the failure of these ideals: he was alcohol addicted and full of debts</text:p>
              <text:list>
                <text:list-item>
                  <text:list>
                    <text:list-header>
                      <text:p text:style-name="P7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8">End of 19th century</text:p>
          <text:list>
            <text:list-item>
              <text:p text:style-name="P168">Economic power based on</text:p>
              <text:list>
                <text:list-item>
                  <text:p text:style-name="P168">agricultural, industrial and mining output</text:p>
                </text:list-item>
                <text:list-item>
                  <text:p text:style-name="P168">trust (corporation in the same field of production that dominate the market)</text:p>
                </text:list-item>
              </text:list>
            </text:list-item>
            <text:list-item>
              <text:p text:style-name="P169">Poverty in all industrial centre </text:p>
            </text:list-item>
            <text:list-item>
              <text:p text:style-name="P170">Laissez-faire is the economic policy</text:p>
            </text:list-item>
            <text:list-item>
              <text:p text:style-name="P171">Government starts an imperial expansion </text:p>
              <text:list>
                <text:list-item>
                  <text:p text:style-name="P171">They acquire Alaska from Russia</text:p>
                </text:list-item>
                <text:list-item>
                  <text:p text:style-name="P171">After the American-Spanish war they acquire Cuba, Puerto Rico and Philippines</text:p>
                  <text:list>
                    <text:list-item>
                      <text:p text:style-name="P171">All dominions were granted independence except Cuba</text:p>
                    </text:list-item>
                    <text:list-item>
                      <text:p text:style-name="P171">In Cuba they would build a naval base <text:span text:style-name="T98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">Beginning of 20<text:span text:style-name="T85">th</text:span> century</text:p>
          <text:list>
            <text:list-item>
              <text:p text:style-name="P172">muckrackers (journaklist) reported the social problems and corruption</text:p>
              <text:list>
                <text:list-item>
                  <text:p text:style-name="P172">people started to ask for reforms</text:p>
                </text:list-item>
              </text:list>
            </text:list-item>
            <text:list-item>
              <text:p text:style-name="P170">Theodore Roosvelt starts a “progressivist” policy</text:p>
              <text:list>
                <text:list-item>
                  <text:p text:style-name="P173">moderate social legislation</text:p>
                </text:list-item>
                <text:list-item>
                  <text:p text:style-name="P173"><text:soft-page-break/>expansionism</text:p>
                </text:list-item>
                <text:list-item>
                  <text:p text:style-name="P173">stronger navy</text:p>
                </text:list-item>
                <text:list-item>
                  <text:p text:style-name="P173">regulation of trusts</text:p>
                </text:list-item>
              </text:list>
            </text:list-item>
            <text:list-item>
              <text:p text:style-name="P174">I World War</text:p>
              <text:list>
                <text:list-item>
                  <text:p text:style-name="P174">After the sinking of Lusitania, America joined the war because it is considered the last war</text:p>
                  <text:list>
                    <text:list-item>
                      <text:p text:style-name="P175">During XIX century America is involved in Korea and Vietnam war</text:p>
                    </text:list-item>
                  </text:list>
                </text:list-item>
                <text:list-item>
                  <text:p text:style-name="P174">1918 After the armistice, president Wilson proposed “Fourteen Points” to work out the peace treaty and set up the League of Nations</text:p>
                </text:list-item>
                <text:list-item>
                  <text:p text:style-name="P176">Outcomes</text:p>
                  <text:list>
                    <text:list-item>
                      <text:p text:style-name="P176">Loss of values</text:p>
                    </text:list-item>
                    <text:list-item>
                      <text:p text:style-name="P176">Physical and mental damages</text:p>
                    </text:list-item>
                  </text:list>
                </text:list-item>
              </text:list>
            </text:list-item>
            <text:list-item>
              <text:p text:style-name="P177">20s</text:p>
              <text:list>
                <text:list-item>
                  <text:p text:style-name="P178">Economic expansion causes</text:p>
                  <text:list>
                    <text:list-item>
                      <text:p text:style-name="P179">Investments in industries</text:p>
                    </text:list-item>
                    <text:list-item>
                      <text:p text:style-name="P180">Raw materials</text:p>
                    </text:list-item>
                    <text:list-item>
                      <text:p text:style-name="P179">little competition from Europe</text:p>
                    </text:list-item>
                    <text:list-item>
                      <text:p text:style-name="P179">taxes cut</text:p>
                    </text:list-item>
                    <text:list-item>
                      <text:p text:style-name="P179">population growing</text:p>
                      <text:list>
                        <text:list-item>
                          <text:p text:style-name="P180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81">Jazz Age</text:p>
                  <text:list>
                    <text:list-item>
                      <text:p text:style-name="P181">Diffusion of new music genre</text:p>
                    </text:list-item>
                  </text:list>
                </text:list-item>
                <text:list-item>
                  <text:p text:style-name="P182">Red Scare <text:span text:style-name="T104">(Reactionary Period)</text:span></text:p>
                  <text:list>
                    <text:list-item>
                      <text:p text:style-name="P182">Because of the spreading of socialism</text:p>
                    </text:list-item>
                    <text:list-item>
                      <text:p text:style-name="P182">Execution of the anarchist Sacco and Vanzetti</text:p>
                    </text:list-item>
                  </text:list>
                </text:list-item>
                <text:list-item>
                  <text:p text:style-name="P183">Prohibitionism</text:p>
                  <text:list>
                    <text:list-item>
                      <text:p text:style-name="P183">18<text:span text:style-name="T85">th</text:span> Amendment of the Constitution prohibited the manufacture, consumption and import of alcohol </text:p>
                    </text:list-item>
                    <text:list-item>
                      <text:p text:style-name="P184">Created to fight the alcohol addiction between the poor</text:p>
                    </text:list-item>
                    <text:list-item>
                      <text:p text:style-name="P184">This increased the illegal activities</text:p>
                    </text:list-item>
                  </text:list>
                </text:list-item>
                <text:list-item>
                  <text:p text:style-name="P185">Great depression (1929)</text:p>
                  <text:list>
                    <text:list-item>
                      <text:p text:style-name="P185">It Starts with the Great Wall Street Crash</text:p>
                    </text:list-item>
                    <text:list-item>
                      <text:p text:style-name="P186">A lot of investors lose their money and gain lots of debt<text:span text:style-name="T91">s</text:span></text:p>
                    </text:list-item>
                    <text:list-item>
                      <text:p text:style-name="P187">Factories shut down because goods are no longer sold as before</text:p>
                    </text:list-item>
                    <text:list-item>
                      <text:p text:style-name="P188">8 million <text:span text:style-name="T92">Americans</text:span> were unemployed</text:p>
                    </text:list-item>
                    <text:list-item>
                      <text:p text:style-name="P189">In 30s the agriculture suffered from drought <text:span text:style-name="T94">and winds</text:span> <text:span text:style-name="T93">(Dust Bowl)</text:span></text:p>
                      <text:list>
                        <text:list-item>
                          <text:p text:style-name="P190">Destruction of wheat is a<text:span text:style-name="T102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191">Roosevelt's New Deal</text:p>
                  <text:list>
                    <text:list-item>
                      <text:p text:style-name="P191"><text:soft-page-break/>“relief, recovery, reform”</text:p>
                    </text:list-item>
                    <text:list-item>
                      <text:p text:style-name="P191">Unemployed are used on public <text:span text:style-name="T105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395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1205992279394615810" text:style-name="L11">
        <text:list-item>
          <text:p text:style-name="P192">Colonialism</text:p>
          <text:list>
            <text:list-item>
              <text:p text:style-name="P192">XVI century</text:p>
            </text:list-item>
            <text:list-item>
              <text:p text:style-name="P193">Settling</text:p>
            </text:list-item>
            <text:list-item>
              <text:p text:style-name="P194">Economic reason (raw materials)</text:p>
            </text:list-item>
            <text:list-item>
              <text:p text:style-name="P195">Imposition of customs</text:p>
            </text:list-item>
          </text:list>
        </text:list-item>
        <text:list-item>
          <text:p text:style-name="P192">Imperialism</text:p>
          <text:list>
            <text:list-item>
              <text:p text:style-name="P192">End of XIX century</text:p>
            </text:list-item>
            <text:list-item>
              <text:p text:style-name="P193">Not always settling</text:p>
            </text:list-item>
            <text:list-item>
              <text:p text:style-name="P370"><text:span text:style-name="T47">economic reason (raw materials) </text:span><text:span text:style-name="T58">and prestige</text:span></text:p>
            </text:list-item>
            <text:list-item>
              <text:p text:style-name="P371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396" text:outline-level="2"><text:bookmark-start text:name="Kipling"/>Kipling<text:bookmark-end text:name="Kipling"/></text:h>
      <text:list xml:id="list1197649826006889875" text:style-name="L12">
        <text:list-item>
          <text:p text:style-name="P372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548678369838754391" text:style-name="L13">
        <text:list-item>
          <text:p text:style-name="P196">Life</text:p>
          <text:list>
            <text:list-item>
              <text:p text:style-name="P196">He was born in Bombay</text:p>
            </text:list-item>
            <text:list-item>
              <text:p text:style-name="P196">He spent his childhood in Bombay</text:p>
            </text:list-item>
            <text:list-item>
              <text:p text:style-name="P197">He studied at Portsmouth <text:span text:style-name="T107">(he hated this period of his life)</text:span></text:p>
            </text:list-item>
            <text:list-item>
              <text:p text:style-name="P198">He went to England to his aunt’<text:span text:style-name="T106">s home</text:span></text:p>
            </text:list-item>
            <text:list-item>
              <text:p text:style-name="P199">He studied in a military school</text:p>
            </text:list-item>
            <text:list-item>
              <text:p text:style-name="P199">He couldn’t study at Oxford because of economic reason and he came back to India</text:p>
            </text:list-item>
            <text:list-item>
              <text:p text:style-name="P200">He worked as a journalist</text:p>
            </text:list-item>
            <text:list-item>
              <text:p text:style-name="P200">He went to England and then to America</text:p>
            </text:list-item>
            <text:list-item>
              <text:p text:style-name="P202">He is the first English-language writer who won the Nobel <text:span text:style-name="T108">prize</text:span></text:p>
            </text:list-item>
          </text:list>
        </text:list-item>
        <text:list-item>
          <text:p text:style-name="P203">Ideals</text:p>
          <text:list>
            <text:list-item>
              <text:p text:style-name="P203">He was conservator</text:p>
            </text:list-item>
            <text:list-item>
              <text:p text:style-name="P203">Indians criticize his works</text:p>
            </text:list-item>
            <text:list-item>
              <text:p text:style-name="P204">He was enthusiastic about I WW</text:p>
            </text:list-item>
          </text:list>
        </text:list-item>
        <text:list-item>
          <text:p text:style-name="P201">“Jungle Book” is his most famous work</text:p>
        </text:list-item>
        <text:list-item>
          <text:p text:style-name="P200">“<text:span text:style-name="T109">White man’s burden</text:span>” <text:span text:style-name="T109">was written to give advice to US when they annexed Philippines</text:span></text:p>
          <text:list>
            <text:list-item>
              <text:p text:style-name="P205">Submitted populations are lazy dominated by pagan religions</text:p>
            </text:list-item>
            <text:list-item>
              <text:p text:style-name="P205">They are wild and half devil (bad) and half child (immature)</text:p>
            </text:list-item>
            <text:list-item>
              <text:p text:style-name="P205"><text:s/><text:span text:style-name="T110">Burden (moral duty) has not any prize</text:span></text:p>
              <text:list>
                <text:list-item>
                  <text:p text:style-name="P206">British dedicate himself to help people, not to glorification</text:p>
                </text:list-item>
              </text:list>
            </text:list-item>
            <text:list-item>
              <text:p text:style-name="P207"><text:soft-page-break/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397" text:outline-level="2"><text:bookmark-start text:name="Forster"/>Forster<text:bookmark-end text:name="Forster"/></text:h>
      <text:list xml:id="list8206669671027454991" text:style-name="L14">
        <text:list-item>
          <text:p text:style-name="P208">Life</text:p>
          <text:list>
            <text:list-item>
              <text:p text:style-name="P208">He was born in London</text:p>
            </text:list-item>
            <text:list-item>
              <text:p text:style-name="P208">He lived comfortably all his life</text:p>
            </text:list-item>
            <text:list-item>
              <text:p text:style-name="P208">He was educated by his mother</text:p>
            </text:list-item>
            <text:list-item>
              <text:p text:style-name="P208">He studied at Eastbourne, <text:span text:style-name="T122">then</text:span> <text:span text:style-name="T121">in</text:span> Tonbridge <text:span text:style-name="T122">and finally at Cambridge</text:span></text:p>
            </text:list-item>
            <text:list-item>
              <text:p text:style-name="P209">He went to Italy, where he wrote (A room with a view)</text:p>
              <text:list>
                <text:list-item>
                  <text:p text:style-name="P210">He explored the differences between English conventions and <text:span text:style-name="T124">Italian</text:span> relaxed way of living </text:p>
                </text:list-item>
              </text:list>
            </text:list-item>
            <text:list-item>
              <text:p text:style-name="P211">1912 He went to India, then he wrote (A passage to India)</text:p>
            </text:list-item>
            <text:list-item>
              <text:p text:style-name="P212">Maurice was publish posthumous (overcome the sense of guilty for <text:span text:style-name="T123">his</text:span> homosexuality)</text:p>
            </text:list-item>
            <text:list-item>
              <text:p text:style-name="P213">He was a member of Bloomsbury group <text:span text:style-name="T126">of V. Woolf</text:span></text:p>
            </text:list-item>
          </text:list>
        </text:list-item>
        <text:list-item>
          <text:p text:style-name="P214">Style</text:p>
          <text:list>
            <text:list-item>
              <text:p text:style-name="P214">He was a bridge between late Victorian and modern writers</text:p>
            </text:list-item>
            <text:list-item>
              <text:p text:style-name="P215">Themes</text:p>
              <text:list>
                <text:list-item>
                  <text:p text:style-name="P215">He is interested in the society</text:p>
                  <text:list>
                    <text:list-item>
                      <text:p text:style-name="P216">He questioned the culture to which he remains attached</text:p>
                    </text:list-item>
                  </text:list>
                </text:list-item>
                <text:list-item>
                  <text:p text:style-name="P217">Positivism optimism is questioned <text:span text:style-name="T125">through irony (Austen)</text:span></text:p>
                </text:list-item>
              </text:list>
            </text:list-item>
            <text:list-item>
              <text:p text:style-name="P218">Characters</text:p>
              <text:list>
                <text:list-item>
                  <text:p text:style-name="P219">They are in conflicts with society</text:p>
                </text:list-item>
                <text:list-item>
                  <text:p text:style-name="P220">They wish to integrate, to contrast the disintegration of the world</text:p>
                </text:list-item>
              </text:list>
            </text:list-item>
          </text:list>
        </text:list-item>
      </text:list>
      <text:h text:style-name="P398" text:outline-level="2"><text:bookmark-start text:name="A passage to India"/>A passage to India<text:bookmark-end text:name="A passage to India"/></text:h>
      <text:list xml:id="list2890327796806331873" text:style-name="L15">
        <text:list-item>
          <text:p text:style-name="P374"><text:span text:style-name="T60">T</text:span><text:span text:style-name="T47">itle</text:span></text:p>
          <text:list>
            <text:list-item>
              <text:p text:style-name="P375"><text:span text:style-name="T47">It refers on “A passage to India” by </text:span><text:span text:style-name="T72">Walt Whitman</text:span></text:p>
              <text:list>
                <text:list-item>
                  <text:p text:style-name="P376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21">It symbolizes the connection and the clash of two cultures</text:p>
            </text:list-item>
          </text:list>
        </text:list-item>
        <text:list-item>
          <text:p text:style-name="P222">Settings</text:p>
          <text:list>
            <text:list-item>
              <text:p text:style-name="P222">Landscape reflects mind state of characters</text:p>
            </text:list-item>
            <text:list-item>
              <text:p text:style-name="P223">Environment is also a challenge for Europeans</text:p>
            </text:list-item>
          </text:list>
        </text:list-item>
        <text:list-item>
          <text:p text:style-name="P377"><text:span text:style-name="T60">T</text:span><text:span text:style-name="T47">hemes</text:span></text:p>
          <text:list>
            <text:list-item>
              <text:p text:style-name="P224">British community isolation</text:p>
            </text:list-item>
            <text:list-item>
              <text:p text:style-name="P225">Indians exploitation and exclusion</text:p>
              <text:list>
                <text:list-item>
                  <text:p text:style-name="P378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26">Some aspect of Forster ideas are linked to Gandhi's non-violence</text:p>
                </text:list-item>
              </text:list>
            </text:list-item>
          </text:list>
        </text:list-item>
        <text:list-item>
          <text:p text:style-name="P379"><text:soft-page-break/><text:span text:style-name="T60">C</text:span><text:span text:style-name="T47">haracters</text:span></text:p>
          <text:list>
            <text:list-item>
              <text:p text:style-name="P227">Characters are Indians and English </text:p>
              <text:list>
                <text:list-item>
                  <text:p text:style-name="P227">Forster underlines the clash between the two cultures</text:p>
                </text:list-item>
              </text:list>
            </text:list-item>
            <text:list-item>
              <text:p text:style-name="P227">Mrs. Moore and Adela are attracted by Indians culture</text:p>
            </text:list-item>
            <text:list-item>
              <text:p text:style-name="P228">Ronny (magistrate) is imperialistic – Fielding supports Indians</text:p>
            </text:list-item>
            <text:list-item>
              <text:p text:style-name="P223">Fielding, <text:span text:style-name="T127">Mrs.</text:span> Moore, Adela and Kurtz are similar because interested in Indians culture</text:p>
            </text:list-item>
          </text:list>
        </text:list-item>
        <text:list-item>
          <text:p text:style-name="P373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29">Main characteristic is the echo</text:p>
            </text:list-item>
            <text:list-item>
              <text:p text:style-name="P229">Echo is a benevolent manifestation of nature in myths</text:p>
              <text:list>
                <text:list-item>
                  <text:p text:style-name="P230">It becomes a tragic event for Adela</text:p>
                </text:list-item>
              </text:list>
            </text:list-item>
          </text:list>
        </text:list-item>
        <text:list-item>
          <text:p text:style-name="P231">Adela retires accusation because she is not sure about what happened</text:p>
          <text:list>
            <text:list-item>
              <text:p text:style-name="P231">English can make mistakes because they are humans</text:p>
            </text:list-item>
          </text:list>
        </text:list-item>
        <text:list-item>
          <text:p text:style-name="P232">Aziz and Fielding break their friendship</text:p>
          <text:list>
            <text:list-item>
              <text:p text:style-name="P233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5841246624635046028" text:style-name="L16">
        <text:list-item>
          <text:p text:style-name="P234">Life</text:p>
          <text:list>
            <text:list-item>
              <text:p text:style-name="P234">He was born in Poland (occupied by Russia Prussia and Austria)</text:p>
            </text:list-item>
            <text:list-item>
              <text:p text:style-name="P234">Since his father took part to the insurrectionary movement Conrad’s family was exiled in Russia</text:p>
              <text:list>
                <text:list-item>
                  <text:p text:style-name="P234">Sense of loneliness, solitude and isolation</text:p>
                </text:list-item>
              </text:list>
            </text:list-item>
            <text:list-item>
              <text:p text:style-name="P235"><text:span text:style-name="T119">T</text:span>wo his parents <text:span text:style-name="T119">died</text:span> early</text:p>
              <text:list>
                <text:list-item>
                  <text:p text:style-name="P235">Conrad was brought up from an uncle</text:p>
                </text:list-item>
              </text:list>
            </text:list-item>
            <text:list-item>
              <text:p text:style-name="P234">Later he started to sail on French merchant ships</text:p>
            </text:list-item>
            <text:list-item>
              <text:p text:style-name="P234">He joined an English ship direct to Australia</text:p>
              <text:list>
                <text:list-item>
                  <text:p text:style-name="P234">During the same year he achieved the Master Mariner qualification and became an English citizen</text:p>
                </text:list-item>
                <text:list-item>
                  <text:p text:style-name="P234"><text:span text:style-name="T120">During the journey </text:span>he learned</text:p>
                  <text:list>
                    <text:list-item>
                      <text:p text:style-name="P234">English </text:p>
                    </text:list-item>
                    <text:list-item>
                      <text:p text:style-name="P234">the values of his job (dangerous, monotonous, demanding) </text:p>
                      <text:list>
                        <text:list-item>
                          <text:p text:style-name="P234">work is the main theme of his novel</text:p>
                        </text:list-item>
                      </text:list>
                    </text:list-item>
                    <text:list-item>
                      <text:p text:style-name="P234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34">1890: Conrad went to Africa (he wrote Congo Diary)</text:p>
            </text:list-item>
            <text:list-item>
              <text:p text:style-name="P234">He get a small inheritance from his uncle </text:p>
            </text:list-item>
            <text:list-item>
              <text:p text:style-name="P234">Conrad started to write (Heart of darkness)</text:p>
            </text:list-item>
          </text:list>
        </text:list-item>
        <text:list-item>
          <text:p text:style-name="P380"><text:span text:style-name="T64">W</text:span><text:span text:style-name="T47">riter’s objective</text:span></text:p>
          <text:list>
            <text:list-item>
              <text:p text:style-name="P380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380"><text:soft-page-break/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41">Setting</text:p>
          <text:list>
            <text:list-item>
              <text:p text:style-name="P381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384"><text:span text:style-name="T64">T</text:span><text:span text:style-name="T47">ype of settings</text:span></text:p>
              <text:list>
                <text:list-item>
                  <text:p text:style-name="P384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382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36">Isolated locations (ships)</text:p>
                  <text:list>
                    <text:list-item>
                      <text:p text:style-name="P383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">Protagonists</text:p>
          <text:list>
            <text:list-item>
              <text:p text:style-name="P385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37">No specific hopes for the future</text:p>
              <text:list>
                <text:list-item>
                  <text:p text:style-name="P386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387"><text:span text:style-name="T64">S</text:span><text:span text:style-name="T47">tyle</text:span></text:p>
          <text:list>
            <text:list-item>
              <text:p text:style-name="P238">Modern narration </text:p>
              <text:list>
                <text:list-item>
                  <text:p text:style-name="P388"><text:span text:style-name="T47">he </text:span><text:span text:style-name="T64">doesn’t respect the time sequence</text:span></text:p>
                </text:list-item>
                <text:list-item>
                  <text:p text:style-name="P239">First-person narration</text:p>
                  <text:list>
                    <text:list-item>
                      <text:p text:style-name="P243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39">Journals and letters</text:p>
                </text:list-item>
              </text:list>
            </text:list-item>
            <text:list-item>
              <text:p text:style-name="P244"><text:span text:style-name="T111">I</text:span>ndividual consciousness</text:p>
              <text:list>
                <text:list-item>
                  <text:p text:style-name="P240">Clash between personal feelings and professional duties</text:p>
                  <text:list>
                    <text:list-item>
                      <text:p text:style-name="P245"><text:span text:style-name="T111">O</text:span>rganized society give apparently confidence</text:p>
                    </text:list-item>
                    <text:list-item>
                      <text:p text:style-name="P246">Confidence fails in a hostile background</text:p>
                    </text:list-item>
                  </text:list>
                </text:list-item>
                <text:list-item>
                  <text:p text:style-name="P240">reality is built up personally by self-control and responsibility</text:p>
                </text:list-item>
              </text:list>
            </text:list-item>
          </text:list>
        </text:list-item>
      </text:list>
      <text:h text:style-name="P399" text:outline-level="2"><text:bookmark-start text:name="Hearth of Darkness"/>Hearth of Darkness<text:bookmark-end text:name="Hearth of Darkness"/></text:h>
      <text:list xml:id="list1416818633490008909" text:style-name="L17">
        <text:list-item>
          <text:p text:style-name="P389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47">Settings: <text:span text:style-name="T112">end of 19th century in Congo (Belgian colony)</text:span></text:p>
          <text:list>
            <text:list-item>
              <text:p text:style-name="P248">Congo was rich of ivory, gold and rubber</text:p>
            </text:list-item>
          </text:list>
        </text:list-item>
        <text:list-item>
          <text:p text:style-name="P247">Narrator: Marlow</text:p>
        </text:list-item>
        <text:list-item>
          <text:p text:style-name="P249">Theme: Critic of the imperialism</text:p>
          <text:list>
            <text:list-item>
              <text:p text:style-name="P250">It is a system of economical and political dominance </text:p>
            </text:list-item>
            <text:list-item>
              <text:p text:style-name="P251">It is an exercise of brutal laws on natives</text:p>
            </text:list-item>
          </text:list>
        </text:list-item>
        <text:list-item>
          <text:p text:style-name="P252">Structure: series of stories contained in a frame</text:p>
          <text:list>
            <text:list-item>
              <text:p text:style-name="P252">The frame is created by a<text:span text:style-name="T113">n observer-</text:span>narrator</text:p>
              <text:list>
                <text:list-item>
                  <text:p text:style-name="P253">It introduces Marlow on the Nellie <text:span text:style-name="T114">(</text:span>boat<text:span text:style-name="T114">)</text:span></text:p>
                </text:list-item>
              </text:list>
            </text:list-item>
          </text:list>
        </text:list-item>
        <text:list-item>
          <text:p text:style-name="P254"><text:soft-page-break/>Style: suspense</text:p>
          <text:list>
            <text:list-item>
              <text:p text:style-name="P254">It is created by delaying details of the meeting with Kurtz</text:p>
            </text:list-item>
          </text:list>
        </text:list-item>
        <text:list-item>
          <text:p text:style-name="P255">Symbols</text:p>
          <text:list>
            <text:list-item>
              <text:p text:style-name="P256">Parallelisms: River Thames – River Congo / <text:span text:style-name="T115">Marlow – Kurtz</text:span></text:p>
            </text:list-item>
            <text:list-item>
              <text:p text:style-name="P257">Opposition: Black – white / light<text:span text:style-name="T116"> – </text:span>dark</text:p>
            </text:list-item>
            <text:list-item>
              <text:p text:style-name="P258">Kurtz became mad because he doesn’t know well himself</text:p>
              <text:list>
                <text:list-item>
                  <text:p text:style-name="P259">Journey in the jungle is as a journey in the soul</text:p>
                </text:list-item>
                <text:list-item>
                  <text:p text:style-name="P260">He is destroyed by the experience of bloody and barbarian rites</text:p>
                </text:list-item>
                <text:list-item>
                  <text:p text:style-name="P261">He comes to refuse imperialist ideals of spreading civilization</text:p>
                </text:list-item>
              </text:list>
            </text:list-item>
            <text:list-item>
              <text:p text:style-name="P262">Marlow knows his limits and <text:span text:style-name="T118">he </text:span>c<text:span text:style-name="T117">o</text:span>me back without fully understanding the experience</text:p>
              <text:list>
                <text:list-item>
                  <text:p text:style-name="P263">His aim was self-knowledge</text:p>
                </text:list-item>
              </text:list>
            </text:list-item>
          </text:list>
        </text:list-item>
      </text:list>
      <text:h text:style-name="P400" text:outline-level="2"><text:bookmark-start text:name="Joyce"/>Joyce<text:bookmark-end text:name="Joyce"/></text:h>
      <text:list xml:id="list1679502069164134581" text:style-name="L18">
        <text:list-item>
          <text:p text:style-name="P264">Dubliners</text:p>
          <text:list>
            <text:list-item>
              <text:p text:style-name="P264">Paralysis</text:p>
              <text:list>
                <text:list-item>
                  <text:p text:style-name="P265">Two aspect of paralysis</text:p>
                  <text:list>
                    <text:list-item>
                      <text:p text:style-name="P264">physical linked to external forces</text:p>
                    </text:list-item>
                    <text:list-item>
                      <text:p text:style-name="P264">moral linked to religion, politics, culture </text:p>
                    </text:list-item>
                  </text:list>
                </text:list-item>
                <text:list-item>
                  <text:p text:style-name="P265">Characters are weak and they fail to break this chains</text:p>
                  <text:list>
                    <text:list-item>
                      <text:p text:style-name="P265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266">Narrative technique</text:p>
              <text:list>
                <text:list-item>
                  <text:p text:style-name="P266">He doesn’t use the third person omniscient narrator</text:p>
                  <text:list>
                    <text:list-item>
                      <text:p text:style-name="P266">He uses more points of view</text:p>
                    </text:list-item>
                    <text:list-item>
                      <text:p text:style-name="P266">stories told from the perspective of the characters</text:p>
                    </text:list-item>
                    <text:list-item>
                      <text:p text:style-name="P266">Narrated monologue give a sort of direction to the sto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7">Eveline</text:p>
          <text:list>
            <text:list-item>
              <text:p text:style-name="P267">Characters <text:span text:style-name="T129">and places</text:span> aren’t described physically</text:p>
              <text:list>
                <text:list-item>
                  <text:p text:style-name="P267"><text:span text:style-name="T129">Characters</text:span> are described by their mind, <text:span text:style-name="T128">their sensations</text:span></text:p>
                </text:list-item>
                <text:list-item>
                  <text:p text:style-name="P268">House is described through memories</text:p>
                </text:list-item>
                <text:list-item>
                  <text:p text:style-name="P268">Station is described through sensation<text:span text:style-name="T130">s</text:span> which made her feel bad</text:p>
                </text:list-item>
              </text:list>
            </text:list-item>
            <text:list-item>
              <text:p text:style-name="P269">Paralysis is influenced by good and bad memories</text:p>
              <text:list>
                <text:list-item>
                  <text:p text:style-name="P270">l. 1: Eveline sit at the window</text:p>
                </text:list-item>
                <text:list-item>
                  <text:p text:style-name="P270">l. 104: Eveline continues sitting at the window</text:p>
                </text:list-item>
                <text:list-item>
                  <text:p text:style-name="P270">l. 147: Evelin<text:span text:style-name="T131">e</text:span> is lost in her mind</text:p>
                </text:list-item>
                <text:list-item>
                  <text:p text:style-name="P270">l. 124: Evelin<text:span text:style-name="T131">e</text:span> stand at the station</text:p>
                </text:list-item>
                <text:list-item>
                  <text:p text:style-name="P270">l. 129: Eveline is lost in her mind</text:p>
                </text:list-item>
              </text:list>
            </text:list-item>
            <text:list-item>
              <text:p text:style-name="P270">Epiphany/Revelations</text:p>
              <text:list>
                <text:list-item>
                  <text:p text:style-name="P270"><text:soft-page-break/>l. 120: Eveline wants to escape</text:p>
                </text:list-item>
                <text:list-item>
                  <text:p text:style-name="P270">l. 141: Eveline realizes she cannot escape</text:p>
                </text:list-item>
              </text:list>
            </text:list-item>
            <text:list-item>
              <text:p text:style-name="P270">Setting changes</text:p>
              <text:list>
                <text:list-item>
                  <text:p text:style-name="P270">l. 21: House</text:p>
                </text:list-item>
                <text:list-item>
                  <text:p text:style-name="P270">l. 119: Eveline comes back to reality</text:p>
                </text:list-item>
              </text:list>
            </text:list-item>
          </text:list>
        </text:list-item>
        <text:list-item>
          <text:p text:style-name="P271">Ulysses</text:p>
          <text:list>
            <text:list-item>
              <text:p text:style-name="P271">Plot</text:p>
              <text:list>
                <text:list-item>
                  <text:p text:style-name="P271">Place: Dublin</text:p>
                </text:list-item>
                <text:list-item>
                  <text:p text:style-name="P271">Time: <text:span text:style-name="T132">The story lasts one day (</text:span>The same day Joyce met Nora<text:span text:style-name="T132">)</text:span></text:p>
                </text:list-item>
                <text:list-item>
                  <text:p text:style-name="P272"><text:span text:style-name="T133">Characters</text:span>: </text:p>
                  <text:list>
                    <text:list-item>
                      <text:p text:style-name="P272">Leopold Bloom, a jew</text:p>
                      <text:list>
                        <text:list-item>
                          <text:p text:style-name="P271">He is the Joyce’s common man</text:p>
                        </text:list-item>
                        <text:list-item>
                          <text:p text:style-name="P281">He represents the humanity, he mediates the opposite</text:p>
                        </text:list-item>
                      </text:list>
                    </text:list-item>
                    <text:list-item>
                      <text:p text:style-name="P273">Stephen Dedalus</text:p>
                      <text:list>
                        <text:list-item>
                          <text:p text:style-name="P273">the alienated protagonist of “A portrait of the Artist as a young man”</text:p>
                        </text:list-item>
                        <text:list-item>
                          <text:p text:style-name="P280">he represents the intellect and every young man</text:p>
                        </text:list-item>
                      </text:list>
                    </text:list-item>
                    <text:list-item>
                      <text:p text:style-name="P281">Molly, Bloom’s wife</text:p>
                      <text:list>
                        <text:list-item>
                          <text:p text:style-name="P281">she represents the physical desire, she is sensua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2">Theme: human life means sufferance, but also struggling to rise and seek the good</text:p>
            </text:list-item>
            <text:list-item>
              <text:p text:style-name="P274">Relation with Odyssey</text:p>
              <text:list>
                <text:list-item>
                  <text:p text:style-name="P276">Title refers on the Odyssey by Homer</text:p>
                  <text:list>
                    <text:list-item>
                      <text:p text:style-name="P276">He tells the story of a journey from Troy to <text:span text:style-name="T134">Ithaca</text:span></text:p>
                      <text:list>
                        <text:list-item>
                          <text:p text:style-name="P274">Physical journey becomes a mental journey</text:p>
                        </text:list-item>
                      </text:list>
                    </text:list-item>
                  </text:list>
                </text:list-item>
                <text:list-item>
                  <text:p text:style-name="P277"><text:span text:style-name="T135">Each c</text:span>haracter represent<text:span text:style-name="T136">s</text:span> a character of Odyssey</text:p>
                  <text:list>
                    <text:list-item>
                      <text:p text:style-name="P275">Bloom → Ulysses</text:p>
                    </text:list-item>
                    <text:list-item>
                      <text:p text:style-name="P275">Stephen → Ulysses’ son, Telemachus</text:p>
                    </text:list-item>
                    <text:list-item>
                      <text:p text:style-name="P275">Molly → Penelope</text:p>
                    </text:list-item>
                  </text:list>
                </text:list-item>
              </text:list>
            </text:list-item>
            <text:list-item>
              <text:p text:style-name="P278">Setting</text:p>
              <text:list>
                <text:list-item>
                  <text:p text:style-name="P278">Dublin is inseparable from human characters</text:p>
                  <text:list>
                    <text:list-item>
                      <text:p text:style-name="P278">It becomes a character itself</text:p>
                    </text:list-item>
                  </text:list>
                </text:list-item>
                <text:list-item>
                  <text:p text:style-name="P279">He uses places he knows very well</text:p>
                </text:list-item>
              </text:list>
            </text:list-item>
            <text:list-item>
              <text:p text:style-name="P283">The mythical method <text:span text:style-name="T138">(modern epic in prose)</text:span></text:p>
              <text:list>
                <text:list-item>
                  <text:p text:style-name="P284">It is the result of the progress of psychology, anthropology and ethnology </text:p>
                </text:list-item>
                <text:list-item>
                  <text:p text:style-name="P284">Odyssey is used to enlarge by resemblance and difference the actions and the people, <text:span text:style-name="T137">to give them another dimension and to express the universal in the particular</text:span></text:p>
                  <text:list>
                    <text:list-item>
                      <text:p text:style-name="P285"><text:soft-page-break/>moral conquest is the epic enterprise</text:p>
                    </text:list-item>
                  </text:list>
                </text:list-item>
              </text:list>
            </text:list-item>
            <text:list-item>
              <text:p text:style-name="P286">Technique</text:p>
              <text:list>
                <text:list-item>
                  <text:p text:style-name="P286">Stream of consciousness</text:p>
                </text:list-item>
                <text:list-item>
                  <text:p text:style-name="P287">cinematic technique</text:p>
                </text:list-item>
                <text:list-item>
                  <text:p text:style-name="P288">flashbacks</text:p>
                </text:list-item>
                <text:list-item>
                  <text:p text:style-name="P288">speech suspension</text:p>
                </text:list-item>
                <text:list-item>
                  <text:p text:style-name="P288">dramatic dialogue</text:p>
                </text:list-item>
                <text:list-item>
                  <text:p text:style-name="P288">juxtaposition of events</text:p>
                </text:list-item>
                <text:list-item>
                  <text:p text:style-name="P289">Language rich in puns, <text:s/>paradoxes, false clues and symbols</text:p>
                </text:list-item>
                <text:list-item>
                  <text:p text:style-name="P290">He uses a very large range of vocabulary with slang, catchphrases and nicknames</text:p>
                </text:list-item>
                <text:list-item>
                  <text:p text:style-name="P290">He uses foreign words, literary quotations and allusion to other tex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52M45S</meta:editing-duration>
    <meta:editing-cycles>490</meta:editing-cycles>
    <meta:generator>LibreOffice/5.2.2.2$Windows_x86 LibreOffice_project/8f96e87c890bf8fa77463cd4b640a2312823f3ad</meta:generator>
    <dc:date>2017-05-15T21:01:21.058000000</dc:date>
    <meta:document-statistic meta:table-count="0" meta:image-count="0" meta:object-count="0" meta:page-count="23" meta:paragraph-count="767" meta:word-count="5476" meta:character-count="29120" meta:non-whitespace-character-count="2510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